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number-columns-repeated="5" table:default-cell-style-name="Default"/>
        <table:table-row table:style-name="ro1">
          <table:table-cell/>
          <table:table-cell office:value-type="float" office:value="0.452488687782805">
            <text:p>0.45</text:p>
          </table:table-cell>
          <table:table-cell/>
          <table:table-cell table:number-columns-repeated="2" office:value-type="string">
            <text:p>A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4977375565611">
            <text:p>0.9</text:p>
          </table:table-cell>
          <table:table-cell office:value-type="string">
            <text:p>(&gt;KK)</text:p>
          </table:table-cell>
          <table:table-cell office:value-type="string">
            <text:p>AA,KK</text:p>
          </table:table-cell>
          <table:table-cell office:value-type="string">
            <text:p>KK+</text:p>
          </table:table-cell>
          <table:table-cell/>
        </table:table-row>
        <table:table-row table:style-name="ro1">
          <table:table-cell/>
          <table:table-cell office:value-type="float" office:value="1.35746606334842">
            <text:p>1.36</text:p>
          </table:table-cell>
          <table:table-cell/>
          <table:table-cell office:value-type="string">
            <text:p>AA,KK,QQ</text:p>
          </table:table-cell>
          <table:table-cell office:value-type="string">
            <text:p>QQ+</text:p>
          </table:table-cell>
          <table:table-cell/>
        </table:table-row>
        <table:table-row table:style-name="ro1">
          <table:table-cell/>
          <table:table-cell office:value-type="float" office:value="1.80995475113122">
            <text:p>1.81</text:p>
          </table:table-cell>
          <table:table-cell/>
          <table:table-cell office:value-type="string">
            <text:p>AA,KK,QQ,JJ</text:p>
          </table:table-cell>
          <table:table-cell office:value-type="string">
            <text:p>JJ+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6244343891403">
            <text:p>2.26</text:p>
          </table:table-cell>
          <table:table-cell office:value-type="string">
            <text:p>(&gt;TT)</text:p>
          </table:table-cell>
          <table:table-cell office:value-type="string">
            <text:p>AA,KK,QQ,JJ,TT</text:p>
          </table:table-cell>
          <table:table-cell office:value-type="string">
            <text:p>TT+</text:p>
          </table:table-cell>
          <table:table-cell/>
        </table:table-row>
        <table:table-row table:style-name="ro1">
          <table:table-cell/>
          <table:table-cell office:value-type="float" office:value="2.56410256410256">
            <text:p>2.56</text:p>
          </table:table-cell>
          <table:table-cell/>
          <table:table-cell office:value-type="string">
            <text:p>AA,KK,QQ,JJ,TT,AKs</text:p>
          </table:table-cell>
          <table:table-cell office:value-type="string">
            <text:p>TT+,AK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1659125188537">
            <text:p>3.02</text:p>
          </table:table-cell>
          <table:table-cell office:value-type="string">
            <text:p>(&gt;AKs,99)</text:p>
          </table:table-cell>
          <table:table-cell office:value-type="string">
            <text:p>AA,KK,QQ,JJ,TT,AKs,99</text:p>
          </table:table-cell>
          <table:table-cell office:value-type="string">
            <text:p>99+,AKs</text:p>
          </table:table-cell>
          <table:table-cell/>
        </table:table-row>
        <table:table-row table:style-name="ro1">
          <table:table-cell/>
          <table:table-cell office:value-type="float" office:value="3.31825037707391">
            <text:p>3.32</text:p>
          </table:table-cell>
          <table:table-cell/>
          <table:table-cell office:value-type="string">
            <text:p>AA,KK,QQ,JJ,TT,AKs,99,AQs</text:p>
          </table:table-cell>
          <table:table-cell office:value-type="string">
            <text:p>99+,AQs+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22322775263952">
            <text:p>4.22</text:p>
          </table:table-cell>
          <table:table-cell office:value-type="string">
            <text:p>(&gt;AQs,99)</text:p>
          </table:table-cell>
          <table:table-cell office:value-type="string">
            <text:p>AA,KK,QQ,JJ,TT,AKs,99,AQs,AKo</text:p>
          </table:table-cell>
          <table:table-cell office:value-type="string">
            <text:p>99+,AQs+,AKo</text:p>
          </table:table-cell>
          <table:table-cell/>
        </table:table-row>
        <table:table-row table:style-name="ro1">
          <table:table-cell/>
          <table:table-cell office:value-type="float" office:value="4.52488687782805">
            <text:p>4.52</text:p>
          </table:table-cell>
          <table:table-cell/>
          <table:table-cell office:value-type="string">
            <text:p>AA,KK,QQ,JJ,TT,AKs,99,AQs,AKo,AJs</text:p>
          </table:table-cell>
          <table:table-cell office:value-type="string">
            <text:p>99+,AJs+,AKo</text:p>
          </table:table-cell>
          <table:table-cell/>
        </table:table-row>
        <table:table-row table:style-name="ro1">
          <table:table-cell/>
          <table:table-cell office:value-type="float" office:value="4.82654600301659">
            <text:p>4.83</text:p>
          </table:table-cell>
          <table:table-cell/>
          <table:table-cell office:value-type="string">
            <text:p>AA,KK,QQ,JJ,TT,AKs,99,AQs,AKo,AJs,KQs</text:p>
          </table:table-cell>
          <table:table-cell office:value-type="string">
            <text:p>99+,AJs+,AKo,KQ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2790346907994">
            <text:p>5.28</text:p>
          </table:table-cell>
          <table:table-cell office:value-type="string">
            <text:p>(&gt;AKo,88,KQs)</text:p>
          </table:table-cell>
          <table:table-cell office:value-type="string">
            <text:p>AA,KK,QQ,JJ,TT,AKs,99,AQs,AKo,AJs,KQs,88</text:p>
          </table:table-cell>
          <table:table-cell office:value-type="string">
            <text:p>88+,AJs+,AKo,KQs</text:p>
          </table:table-cell>
          <table:table-cell/>
        </table:table-row>
        <table:table-row table:style-name="ro1">
          <table:table-cell/>
          <table:table-cell office:value-type="float" office:value="5.58069381598793">
            <text:p>5.58</text:p>
          </table:table-cell>
          <table:table-cell/>
          <table:table-cell office:value-type="string">
            <text:p>AA,KK,QQ,JJ,TT,AKs,99,AQs,AKo,AJs,KQs,88,ATs</text:p>
          </table:table-cell>
          <table:table-cell office:value-type="string">
            <text:p>88+,ATs+,AKo,KQ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48567119155355">
            <text:p>6.49</text:p>
          </table:table-cell>
          <table:table-cell office:value-type="string">
            <text:p>(&gt;AQo,88,ATs)</text:p>
          </table:table-cell>
          <table:table-cell office:value-type="string">
            <text:p>AA,KK,QQ,JJ,TT,AKs,99,AQs,AKo,AJs,KQs,88,ATs,AQo</text:p>
          </table:table-cell>
          <table:table-cell office:value-type="string">
            <text:p>88+,ATs+,AQo+,KQs</text:p>
          </table:table-cell>
          <table:table-cell/>
        </table:table-row>
        <table:table-row table:style-name="ro1">
          <table:table-cell/>
          <table:table-cell office:value-type="float" office:value="6.78733031674208">
            <text:p>6.79</text:p>
          </table:table-cell>
          <table:table-cell/>
          <table:table-cell office:value-type="string">
            <text:p>AA,KK,QQ,JJ,TT,AKs,99,AQs,AKo,AJs,KQs,88,ATs,AQo,KJs</text:p>
          </table:table-cell>
          <table:table-cell office:value-type="string">
            <text:p>88+,ATs+,AQo+,KJs+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8898944193062">
            <text:p>7.09</text:p>
          </table:table-cell>
          <table:table-cell office:value-type="string">
            <text:p>(&gt;AQo,88,KTs)</text:p>
          </table:table-cell>
          <table:table-cell office:value-type="string">
            <text:p>AA,KK,QQ,JJ,TT,AKs,99,AQs,AKo,AJs,KQs,88,ATs,AQo,KJs,KTs</text:p>
          </table:table-cell>
          <table:table-cell office:value-type="string">
            <text:p>88+,ATs+,AQo+,KTs+</text:p>
          </table:table-cell>
          <table:table-cell/>
        </table:table-row>
        <table:table-row table:style-name="ro1">
          <table:table-cell/>
          <table:table-cell office:value-type="float" office:value="7.39064856711916">
            <text:p>7.39</text:p>
          </table:table-cell>
          <table:table-cell/>
          <table:table-cell office:value-type="string">
            <text:p>AA,KK,QQ,JJ,TT,AKs,99,AQs,AKo,AJs,KQs,88,ATs,AQo,KJs,KTs,QJs</text:p>
          </table:table-cell>
          <table:table-cell office:value-type="string">
            <text:p>88+,ATs+,AQo+,KTs+,QJ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9562594268477">
            <text:p>8.3</text:p>
          </table:table-cell>
          <table:table-cell office:value-type="string">
            <text:p>(&gt;AJo,88,QJs)</text:p>
          </table:table-cell>
          <table:table-cell office:value-type="string">
            <text:p>AA,KK,QQ,JJ,TT,AKs,99,AQs,AKo,AJs,KQs,88,ATs,AQo,KJs,KTs,QJs,AJo</text:p>
          </table:table-cell>
          <table:table-cell office:value-type="string">
            <text:p>88+,ATs+,AJo+,KTs+,QJs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0060331825038">
            <text:p>9.2</text:p>
          </table:table-cell>
          <table:table-cell office:value-type="string">
            <text:p>(&gt;AJo,88,KQo)</text:p>
          </table:table-cell>
          <table:table-cell office:value-type="string">
            <text:p>AA,KK,QQ,JJ,TT,AKs,99,AQs,AKo,AJs,KQs,88,ATs,AQo,KJs,KTs,QJs,AJo,KQo</text:p>
          </table:table-cell>
          <table:table-cell office:value-type="string">
            <text:p>88+,ATs+,AJo+,KTs+,QJs,KQo</text:p>
          </table:table-cell>
          <table:table-cell/>
        </table:table-row>
        <table:table-row table:style-name="ro1">
          <table:table-cell/>
          <table:table-cell office:value-type="float" office:value="9.50226244343891">
            <text:p>9.5</text:p>
          </table:table-cell>
          <table:table-cell/>
          <table:table-cell office:value-type="string">
            <text:p>AA,KK,QQ,JJ,TT,AKs,99,AQs,AKo,AJs,KQs,88,ATs,AQo,KJs,KTs,QJs,AJo,KQo,QTs</text:p>
          </table:table-cell>
          <table:table-cell office:value-type="string">
            <text:p>88+,ATs+,AJo+,KTs+,QTs+,KQo</text:p>
          </table:table-cell>
          <table:table-cell/>
        </table:table-row>
        <table:table-row table:style-name="ro1">
          <table:table-cell/>
          <table:table-cell office:value-type="float" office:value="9.80392156862745">
            <text:p>9.8</text:p>
          </table:table-cell>
          <table:table-cell/>
          <table:table-cell office:value-type="string">
            <text:p>AA,KK,QQ,JJ,TT,AKs,99,AQs,AKo,AJs,KQs,88,ATs,AQo,KJs,KTs,QJs,AJo,KQo,QTs,A9s</text:p>
          </table:table-cell>
          <table:table-cell office:value-type="string">
            <text:p>88+,A9s+,AJo+,KTs+,QTs+,KQo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564102564103">
            <text:p>10.26</text:p>
          </table:table-cell>
          <table:table-cell office:value-type="string">
            <text:p>(&gt;AJo,77,QTs)</text:p>
          </table:table-cell>
          <table:table-cell office:value-type="string">
            <text:p>AA,KK,QQ,JJ,TT,AKs,99,AQs,AKo,AJs,KQs,88,ATs,AQo,KJs,KTs,QJs,AJo,KQo,QTs,A9s,77</text:p>
          </table:table-cell>
          <table:table-cell office:value-type="string">
            <text:p>77+,A9s+,AJo+,KTs+,QTs+,KQ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1613876319759">
            <text:p>11.16</text:p>
          </table:table-cell>
          <table:table-cell office:value-type="string">
            <text:p>(&gt;ATo,77,QTs)</text:p>
          </table:table-cell>
          <table:table-cell office:value-type="string">
            <text:p>AA,KK,QQ,JJ,TT,AKs,99,AQs,AKo,AJs,KQs,88,ATs,AQo,KJs,KTs,QJs,AJo,KQo,QTs,A9s,77,ATo</text:p>
          </table:table-cell>
          <table:table-cell office:value-type="string">
            <text:p>77+,A9s+,ATo+,KTs+,QTs+,KQo</text:p>
          </table:table-cell>
          <table:table-cell/>
        </table:table-row>
        <table:table-row table:style-name="ro1">
          <table:table-cell/>
          <table:table-cell office:value-type="float" office:value="11.4630467571644">
            <text:p>11.46</text:p>
          </table:table-cell>
          <table:table-cell/>
          <table:table-cell office:value-type="string">
            <text:p>AA,KK,QQ,JJ,TT,AKs,99,AQs,AKo,AJs,KQs,88,ATs,AQo,KJs,KTs,QJs,AJo,KQo,QTs,A9s,77,ATo,JTs</text:p>
          </table:table-cell>
          <table:table-cell office:value-type="string">
            <text:p>77+,A9s+,ATo+,KTs+,QTs+,KQo,JT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36802413273">
            <text:p>12.37</text:p>
          </table:table-cell>
          <table:table-cell office:value-type="string">
            <text:p>(&gt;ATo,77,KJo)</text:p>
          </table:table-cell>
          <table:table-cell office:value-type="string">
            <text:p>AA,KK,QQ,JJ,TT,AKs,99,AQs,AKo,AJs,KQs,88,ATs,AQo,KJs,KTs,QJs,AJo,KQo,QTs,A9s,77,ATo,JTs,KJo</text:p>
          </table:table-cell>
          <table:table-cell office:value-type="string">
            <text:p>77+,A9s+,ATo+,KTs+,QTs+,KJo+,JTs</text:p>
          </table:table-cell>
          <table:table-cell/>
        </table:table-row>
        <table:table-row table:style-name="ro1">
          <table:table-cell/>
          <table:table-cell office:value-type="float" office:value="12.6696832579186">
            <text:p>12.67</text:p>
          </table:table-cell>
          <table:table-cell/>
          <table:table-cell office:value-type="string">
            <text:p>AA,KK,QQ,JJ,TT,AKs,99,AQs,AKo,AJs,KQs,88,ATs,AQo,KJs,KTs,QJs,AJo,KQo,QTs,A9s,77,ATo,JTs,KJo,A8s</text:p>
          </table:table-cell>
          <table:table-cell office:value-type="string">
            <text:p>77+,A8s+,ATo+,KTs+,QTs+,KJo+,JTs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9713423831071">
            <text:p>12.97</text:p>
          </table:table-cell>
          <table:table-cell office:value-type="string">
            <text:p>(&gt;ATo,77,K9s)</text:p>
          </table:table-cell>
          <table:table-cell office:value-type="string">
            <text:p>AA,KK,QQ,JJ,TT,AKs,99,AQs,AKo,AJs,KQs,88,ATs,AQo,KJs,KTs,QJs,AJo,KQo,QTs,A9s,77,ATo,JTs,KJo,A8s,K9s</text:p>
          </table:table-cell>
          <table:table-cell office:value-type="string">
            <text:p>77+,A8s+,ATo+,K9s+,QTs+,KJo+,JTs</text:p>
          </table:table-cell>
          <table:table-cell/>
        </table:table-row>
        <table:table-row table:style-name="ro1">
          <table:table-cell/>
          <table:table-cell office:value-type="float" office:value="13.8763197586727">
            <text:p>13.88</text:p>
          </table:table-cell>
          <table:table-cell/>
          <table:table-cell office:value-type="string">
            <text:p>AA,KK,QQ,JJ,TT,AKs,99,AQs,AKo,AJs,KQs,88,ATs,AQo,KJs,KTs,QJs,AJo,KQo,QTs,A9s,77,ATo,JTs,KJo,A8s,K9s,QJo</text:p>
          </table:table-cell>
          <table:table-cell office:value-type="string">
            <text:p>77+,A8s+,ATo+,K9s+,QTs+,KJo+,JTs,QJ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1779788838612">
            <text:p>14.18</text:p>
          </table:table-cell>
          <table:table-cell office:value-type="string">
            <text:p>(&gt;ATo,77,A7s)</text:p>
          </table:table-cell>
          <table:table-cell office:value-type="string">
            <text:p>AA,KK,QQ,JJ,TT,AKs,99,AQs,AKo,AJs,KQs,88,ATs,AQo,KJs,KTs,QJs,AJo,KQo,QTs,A9s,77,ATo,JTs,KJo,A8s,K9s,QJo,A7s</text:p>
          </table:table-cell>
          <table:table-cell office:value-type="string">
            <text:p>77+,A7s+,ATo+,K9s+,QTs+,KJo+,JTs,QJ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0829562594268">
            <text:p>15.08</text:p>
          </table:table-cell>
          <table:table-cell office:value-type="string">
            <text:p>(&gt;ATo,77,KTo)</text:p>
          </table:table-cell>
          <table:table-cell office:value-type="string">
            <text:p>AA,KK,QQ,JJ,TT,AKs,99,AQs,AKo,AJs,KQs,88,ATs,AQo,KJs,KTs,QJs,AJo,KQo,QTs,A9s,77,ATo,JTs,KJo,A8s,K9s,QJo,A7s,KTo</text:p>
          </table:table-cell>
          <table:table-cell office:value-type="string">
            <text:p>77+,A7s+,ATo+,K9s+,QTs+,KTo+,JTs,QJo</text:p>
          </table:table-cell>
          <table:table-cell/>
        </table:table-row>
        <table:table-row table:style-name="ro1">
          <table:table-cell/>
          <table:table-cell office:value-type="float" office:value="15.3846153846154">
            <text:p>15.38</text:p>
          </table:table-cell>
          <table:table-cell/>
          <table:table-cell office:value-type="string">
            <text:p>AA,KK,QQ,JJ,TT,AKs,99,AQs,AKo,AJs,KQs,88,ATs,AQo,KJs,KTs,QJs,AJo,KQo,QTs,A9s,77,ATo,JTs,KJo,A8s,K9s,QJo,A7s,KTo,Q9s</text:p>
          </table:table-cell>
          <table:table-cell office:value-type="string">
            <text:p>77+,A7s+,ATo+,K9s+,Q9s+,KTo+,JTs,QJo</text:p>
          </table:table-cell>
          <table:table-cell/>
        </table:table-row>
        <table:table-row table:style-name="ro1">
          <table:table-cell/>
          <table:table-cell office:value-type="float" office:value="15.6862745098039">
            <text:p>15.69</text:p>
          </table:table-cell>
          <table:table-cell/>
          <table:table-cell office:value-type="string">
            <text:p>AA,KK,QQ,JJ,TT,AKs,99,AQs,AKo,AJs,KQs,88,ATs,AQo,KJs,KTs,QJs,AJo,KQo,QTs,A9s,77,ATo,JTs,KJo,A8s,K9s,QJo,A7s,KTo,Q9s,A5s</text:p>
          </table:table-cell>
          <table:table-cell office:value-type="string">
            <text:p>77+,A6s+,ATo+,K9s+,Q9s+,KTo+,JTs,QJ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387631975867">
            <text:p>16.14</text:p>
          </table:table-cell>
          <table:table-cell office:value-type="string">
            <text:p>(&gt;ATo,66,A5s)</text:p>
          </table:table-cell>
          <table:table-cell office:value-type="string">
            <text:p>AA,KK,QQ,JJ,TT,AKs,99,AQs,AKo,AJs,KQs,88,ATs,AQo,KJs,KTs,QJs,AJo,KQo,QTs,A9s,77,ATo,JTs,KJo,A8s,K9s,QJo,A7s,KTo,Q9s,A5s,66</text:p>
          </table:table-cell>
          <table:table-cell office:value-type="string">
            <text:p>66+,A6s+,ATo+,K9s+,Q9s+,KTo+,JTs,QJo</text:p>
          </table:table-cell>
          <table:table-cell/>
        </table:table-row>
        <table:table-row table:style-name="ro1">
          <table:table-cell/>
          <table:table-cell office:value-type="float" office:value="16.4404223227753">
            <text:p>16.44</text:p>
          </table:table-cell>
          <table:table-cell/>
          <table:table-cell office:value-type="string">
            <text:p>AA,KK,QQ,JJ,TT,AKs,99,AQs,AKo,AJs,KQs,88,ATs,AQo,KJs,KTs,QJs,AJo,KQo,QTs,A9s,77,ATo,JTs,KJo,A8s,K9s,QJo,A7s,KTo,Q9s,A5s,66,A6s</text:p>
          </table:table-cell>
          <table:table-cell office:value-type="string">
            <text:p>66+,A5s+,ATo+,K9s+,Q9s+,KTo+,JTs,QJo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.3453996983409">
            <text:p>17.35</text:p>
          </table:table-cell>
          <table:table-cell office:value-type="string">
            <text:p>(&gt;ATo,66,QTo)</text:p>
          </table:table-cell>
          <table:table-cell office:value-type="string">
            <text:p>AA,KK,QQ,JJ,TT,AKs,99,AQs,AKo,AJs,KQs,88,ATs,AQo,KJs,KTs,QJs,AJo,KQo,QTs,A9s,77,ATo,JTs,KJo,A8s,K9s,QJo,A7s,KTo,Q9s,A5s,66,A6s,QTo</text:p>
          </table:table-cell>
          <table:table-cell office:value-type="string">
            <text:p>66+,A5s+,ATo+,K9s+,Q9s+,KTo+,JTs,QTo+</text:p>
          </table:table-cell>
          <table:table-cell/>
        </table:table-row>
        <table:table-row table:style-name="ro1">
          <table:table-cell/>
          <table:table-cell office:value-type="float" office:value="17.6470588235294">
            <text:p>17.6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</text:p>
          </table:table-cell>
          <table:table-cell office:value-type="string">
            <text:p>66+,A5s+,ATo+,K9s+,Q9s+,KTo+,J9s+,QTo+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552036199095">
            <text:p>18.55</text:p>
          </table:table-cell>
          <table:table-cell office:value-type="string">
            <text:p>(&gt;A9o,66,J9s)</text:p>
          </table:table-cell>
          <table:table-cell office:value-type="string">
            <text:p>AA,KK,QQ,JJ,TT,AKs,99,AQs,AKo,AJs,KQs,88,ATs,AQo,KJs,KTs,QJs,AJo,KQo,QTs,A9s,77,ATo,JTs,KJo,A8s,K9s,QJo,A7s,KTo,Q9s,A5s,66,A6s,QTo,J9s,A9o</text:p>
          </table:table-cell>
          <table:table-cell office:value-type="string">
            <text:p>66+,A5s+,A9o+,K9s+,Q9s+,KTo+,J9s+,QTo+</text:p>
          </table:table-cell>
          <table:table-cell/>
        </table:table-row>
        <table:table-row table:style-name="ro1">
          <table:table-cell/>
          <table:table-cell office:value-type="float" office:value="18.8536953242836">
            <text:p>18.8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</text:p>
          </table:table-cell>
          <table:table-cell office:value-type="string">
            <text:p>66+,A4s+,A9o+,K9s+,Q9s+,KTo+,J9s+,QTo+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553544494721">
            <text:p>19.16</text:p>
          </table:table-cell>
          <table:table-cell office:value-type="string">
            <text:p>(&gt;A9o,66,T9s)</text:p>
          </table:table-cell>
          <table:table-cell office:value-type="string">
            <text:p>AA,KK,QQ,JJ,TT,AKs,99,AQs,AKo,AJs,KQs,88,ATs,AQo,KJs,KTs,QJs,AJo,KQo,QTs,A9s,77,ATo,JTs,KJo,A8s,K9s,QJo,A7s,KTo,Q9s,A5s,66,A6s,QTo,J9s,A9o,A4s,T9s</text:p>
          </table:table-cell>
          <table:table-cell office:value-type="string">
            <text:p>66+,A4s+,A9o+,K9s+,Q9s+,KTo+,J9s+,QTo+,T9s</text:p>
          </table:table-cell>
          <table:table-cell/>
        </table:table-row>
        <table:table-row table:style-name="ro1">
          <table:table-cell/>
          <table:table-cell office:value-type="float" office:value="19.4570135746606">
            <text:p>19.46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</text:p>
          </table:table-cell>
          <table:table-cell office:value-type="string">
            <text:p>66+,A4s+,A9o+,K8s+,Q9s+,KTo+,J9s+,QTo+,T9s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.3619909502262">
            <text:p>20.36</text:p>
          </table:table-cell>
          <table:table-cell office:value-type="string">
            <text:p>(&gt;A9o,66,JTo)</text:p>
          </table:table-cell>
          <table:table-cell office:value-type="string">
            <text:p>AA,KK,QQ,JJ,TT,AKs,99,AQs,AKo,AJs,KQs,88,ATs,AQo,KJs,KTs,QJs,AJo,KQo,QTs,A9s,77,ATo,JTs,KJo,A8s,K9s,QJo,A7s,KTo,Q9s,A5s,66,A6s,QTo,J9s,A9o,A4s,T9s,K8s,JTo</text:p>
          </table:table-cell>
          <table:table-cell office:value-type="string">
            <text:p>66+,A4s+,A9o+,K8s+,Q9s+,KTo+,J9s+,QTo+,T9s,JTo</text:p>
          </table:table-cell>
          <table:table-cell/>
        </table:table-row>
        <table:table-row table:style-name="ro1">
          <table:table-cell/>
          <table:table-cell office:value-type="float" office:value="20.6636500754148">
            <text:p>20.66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</text:p>
          </table:table-cell>
          <table:table-cell office:value-type="string">
            <text:p>66+,A4s+,A9o+,K7s+,Q9s+,KTo+,J9s+,QTo+,T9s,JTo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.5686274509804">
            <text:p>21.57</text:p>
          </table:table-cell>
          <table:table-cell office:value-type="string">
            <text:p>(&gt;A8o,66,K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</text:p>
          </table:table-cell>
          <table:table-cell office:value-type="string">
            <text:p>66+,A4s+,A8o+,K7s+,Q9s+,KTo+,J9s+,QTo+,T9s,JTo</text:p>
          </table:table-cell>
          <table:table-cell/>
        </table:table-row>
        <table:table-row table:style-name="ro1">
          <table:table-cell/>
          <table:table-cell office:value-type="float" office:value="21.8702865761689">
            <text:p>21.8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</text:p>
          </table:table-cell>
          <table:table-cell office:value-type="string">
            <text:p>66+,A3s+,A8o+,K7s+,Q9s+,KTo+,J9s+,QTo+,T9s,JT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.1719457013575">
            <text:p>22.17</text:p>
          </table:table-cell>
          <table:table-cell office:value-type="string">
            <text:p>(&gt;A8o,66,Q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</text:p>
          </table:table-cell>
          <table:table-cell office:value-type="string">
            <text:p>66+,A3s+,A8o+,K7s+,Q8s+,KTo+,J9s+,QTo+,T9s,JT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.0769230769231">
            <text:p>23.08</text:p>
          </table:table-cell>
          <table:table-cell office:value-type="string">
            <text:p>(&gt;A8o,66,K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</text:p>
          </table:table-cell>
          <table:table-cell office:value-type="string">
            <text:p>66+,A3s+,A8o+,K7s+,Q8s+,K9o+,J9s+,QTo+,T9s,JTo</text:p>
          </table:table-cell>
          <table:table-cell/>
        </table:table-row>
        <table:table-row table:style-name="ro1">
          <table:table-cell/>
          <table:table-cell office:value-type="float" office:value="23.3785822021116">
            <text:p>23.3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</text:p>
          </table:table-cell>
          <table:table-cell office:value-type="string">
            <text:p>66+,A2s+,A8o+,K7s+,Q8s+,K9o+,J9s+,QTo+,T9s,JTo</text:p>
          </table:table-cell>
          <table:table-cell/>
        </table:table-row>
        <table:table-row table:style-name="ro1">
          <table:table-cell/>
          <table:table-cell office:value-type="float" office:value="23.6802413273001">
            <text:p>23.6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</text:p>
          </table:table-cell>
          <table:table-cell office:value-type="string">
            <text:p>66+,A2s+,A8o+,K6s+,Q8s+,K9o+,J9s+,QTo+,T9s,JT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.9819004524887">
            <text:p>23.98</text:p>
          </table:table-cell>
          <table:table-cell office:value-type="string">
            <text:p>(&gt;A8o,66,J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</text:p>
          </table:table-cell>
          <table:table-cell office:value-type="string">
            <text:p>66+,A2s+,A8o+,K6s+,Q8s+,K9o+,J8s+,QTo+,T9s,JTo</text:p>
          </table:table-cell>
          <table:table-cell/>
        </table:table-row>
        <table:table-row table:style-name="ro1">
          <table:table-cell/>
          <table:table-cell office:value-type="float" office:value="24.2835595776772">
            <text:p>24.2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</text:p>
          </table:table-cell>
          <table:table-cell office:value-type="string">
            <text:p>66+,A2s+,A8o+,K6s+,Q8s+,K9o+,J8s+,QTo+,T8s+,JTo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1885369532428">
            <text:p>25.19</text:p>
          </table:table-cell>
          <table:table-cell office:value-type="string">
            <text:p>(&gt;A7o,66,T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</text:p>
          </table:table-cell>
          <table:table-cell office:value-type="string">
            <text:p>66+,A2s+,A7o+,K6s+,Q8s+,K9o+,J8s+,QTo+,T8s+,JTo</text:p>
          </table:table-cell>
          <table:table-cell/>
        </table:table-row>
        <table:table-row table:style-name="ro1">
          <table:table-cell/>
          <table:table-cell office:value-type="float" office:value="25.6410256410256">
            <text:p>25.64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</text:p>
          </table:table-cell>
          <table:table-cell office:value-type="string">
            <text:p>55+,A2s+,A7o+,K6s+,Q8s+,K9o+,J8s+,QTo+,T8s+,JTo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.5460030165913">
            <text:p>26.55</text:p>
          </table:table-cell>
          <table:table-cell office:value-type="string">
            <text:p>(&gt;A7o,55,Q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</text:p>
          </table:table-cell>
          <table:table-cell office:value-type="string">
            <text:p>55+,A2s+,A7o+,K6s+,Q8s+,K9o+,J8s+,Q9o+,T8s+,JTo</text:p>
          </table:table-cell>
          <table:table-cell/>
        </table:table-row>
        <table:table-row table:style-name="ro1">
          <table:table-cell/>
          <table:table-cell office:value-type="float" office:value="26.8476621417798">
            <text:p>26.8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</text:p>
          </table:table-cell>
          <table:table-cell office:value-type="string">
            <text:p>55+,A2s+,A7o+,K6s+,Q8s+,K9o+,J8s+,Q9o+,T8s+,JTo,98s</text:p>
          </table:table-cell>
          <table:table-cell table:formula="of:=RIGHT([.D54];3)" office:value-type="string" office:string-value="98s">
            <text:p>98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.1493212669683">
            <text:p>27.15</text:p>
          </table:table-cell>
          <table:table-cell office:value-type="string">
            <text:p>(&gt;A7o,55,K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</text:p>
          </table:table-cell>
          <table:table-cell office:value-type="string">
            <text:p>55+,A2s+,A7o+,K5s+,Q8s+,K9o+,J8s+,Q9o+,T8s+,JTo,98s</text:p>
          </table:table-cell>
          <table:table-cell table:formula="of:=RIGHT([.D55];3)" office:value-type="string" office:string-value="K5s">
            <text:p>K5s</text:p>
          </table:table-cell>
        </table:table-row>
        <table:table-row table:style-name="ro1">
          <table:table-cell/>
          <table:table-cell office:value-type="float" office:value="27.4509803921569">
            <text:p>27.4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</text:p>
          </table:table-cell>
          <table:table-cell office:value-type="string">
            <text:p>55+,A2s+,A7o+,K5s+,Q7s+,K9o+,J8s+,Q9o+,T8s+,JTo,98s</text:p>
          </table:table-cell>
          <table:table-cell table:formula="of:=RIGHT([.D56];3)" office:value-type="string" office:string-value="Q7s">
            <text:p>Q7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.3559577677225">
            <text:p>28.36</text:p>
          </table:table-cell>
          <table:table-cell office:value-type="string">
            <text:p>(&gt;A7o,55,J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</text:p>
          </table:table-cell>
          <table:table-cell office:value-type="string">
            <text:p>55+,A2s+,A7o+,K5s+,Q7s+,K9o+,J8s+,Q9o+,T8s+,J9o+,98s</text:p>
          </table:table-cell>
          <table:table-cell table:formula="of:=RIGHT([.D57];3)" office:value-type="string" office:string-value="J9o">
            <text:p>J9o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.2609351432881">
            <text:p>29.26</text:p>
          </table:table-cell>
          <table:table-cell office:value-type="string">
            <text:p>(&gt;A5o,55,J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</text:p>
          </table:table-cell>
          <table:table-cell office:value-type="string">
            <text:p>55+,A2s+,A6o+,K5s+,Q7s+,K9o+,J8s+,Q9o+,T8s+,J9o+,98s</text:p>
          </table:table-cell>
          <table:table-cell table:formula="of:=RIGHT([.D58];3)" office:value-type="string" office:string-value="A5o">
            <text:p>A5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.1659125188537">
            <text:p>30.17</text:p>
          </table:table-cell>
          <table:table-cell office:value-type="string">
            <text:p>(&gt;A5o,55,T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</text:p>
          </table:table-cell>
          <table:table-cell office:value-type="string">
            <text:p>55+,A2s+,A6o+,K5s+,Q7s+,K9o+,J8s+,Q9o+,T8s+,J9o+,98s,T9o</text:p>
          </table:table-cell>
          <table:table-cell table:formula="of:=RIGHT([.D59];3)" office:value-type="string" office:string-value="T9o">
            <text:p>T9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1.0708898944193">
            <text:p>31.07</text:p>
          </table:table-cell>
          <table:table-cell office:value-type="string">
            <text:p>(&gt;A5o,55,T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</text:p>
          </table:table-cell>
          <table:table-cell office:value-type="string">
            <text:p>55+,A2s+,A5o+,K5s+,Q7s+,K9o+,J8s+,Q9o+,T8s+,J9o+,98s,T9o</text:p>
          </table:table-cell>
          <table:table-cell table:formula="of:=RIGHT([.D60];3)" office:value-type="string" office:string-value="A6o">
            <text:p>A6o</text:p>
          </table:table-cell>
        </table:table-row>
        <table:table-row table:style-name="ro1">
          <table:table-cell/>
          <table:table-cell office:value-type="float" office:value="31.3725490196078">
            <text:p>31.3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</text:p>
          </table:table-cell>
          <table:table-cell office:value-type="string">
            <text:p>55+,A2s+,A5o+,K4s+,Q7s+,K9o+,J8s+,Q9o+,T8s+,J9o+,98s,T9o</text:p>
          </table:table-cell>
          <table:table-cell table:formula="of:=RIGHT([.D61];3)" office:value-type="string" office:string-value="K4s">
            <text:p>K4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.2775263951735">
            <text:p>32.28</text:p>
          </table:table-cell>
          <table:table-cell office:value-type="string">
            <text:p>(&gt;A5o,55,K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</text:p>
          </table:table-cell>
          <table:table-cell office:value-type="string">
            <text:p>55+,A2s+,A5o+,K4s+,Q7s+,K8o+,J8s+,Q9o+,T8s+,J9o+,98s,T9o</text:p>
          </table:table-cell>
          <table:table-cell table:formula="of:=RIGHT([.D62];3)" office:value-type="string" office:string-value="K8o">
            <text:p>K8o</text:p>
          </table:table-cell>
        </table:table-row>
        <table:table-row table:style-name="ro1">
          <table:table-cell/>
          <table:table-cell office:value-type="float" office:value="32.579185520362">
            <text:p>32.5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</text:p>
          </table:table-cell>
          <table:table-cell office:value-type="string">
            <text:p>55+,A2s+,A5o+,K4s+,Q6s+,K8o+,J8s+,Q9o+,T8s+,J9o+,98s,T9o</text:p>
          </table:table-cell>
          <table:table-cell table:formula="of:=RIGHT([.D63];3)" office:value-type="string" office:string-value="Q6s">
            <text:p>Q6s</text:p>
          </table:table-cell>
        </table:table-row>
        <table:table-row table:style-name="ro1">
          <table:table-cell/>
          <table:table-cell office:value-type="float" office:value="32.8808446455505">
            <text:p>32.8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</text:p>
          </table:table-cell>
          <table:table-cell office:value-type="string">
            <text:p>55+,A2s+,A5o+,K4s+,Q6s+,K8o+,J7s+,Q9o+,T8s+,J9o+,98s,T9o</text:p>
          </table:table-cell>
          <table:table-cell table:formula="of:=RIGHT([.D64];3)" office:value-type="string" office:string-value="J7s">
            <text:p>J7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.1825037707391">
            <text:p>33.18</text:p>
          </table:table-cell>
          <table:table-cell office:value-type="string">
            <text:p>(&gt;A5o,55,T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</text:p>
          </table:table-cell>
          <table:table-cell office:value-type="string">
            <text:p>55+,A2s+,A5o+,K4s+,Q6s+,K8o+,J7s+,Q9o+,T7s+,J9o+,98s,T9o</text:p>
          </table:table-cell>
          <table:table-cell table:formula="of:=RIGHT([.D65];3)" office:value-type="string" office:string-value="T7s">
            <text:p>T7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.0874811463047">
            <text:p>34.09</text:p>
          </table:table-cell>
          <table:table-cell office:value-type="string">
            <text:p>(&gt;A4o,55,T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</text:p>
          </table:table-cell>
          <table:table-cell office:value-type="string">
            <text:p>55+,A2s+,A4o+,K4s+,Q6s+,K8o+,J7s+,Q9o+,T7s+,J9o+,98s,T9o</text:p>
          </table:table-cell>
          <table:table-cell table:formula="of:=RIGHT([.D66];3)" office:value-type="string" office:string-value="A4o">
            <text:p>A4o</text:p>
          </table:table-cell>
        </table:table-row>
        <table:table-row table:style-name="ro1">
          <table:table-cell/>
          <table:table-cell office:value-type="float" office:value="34.3891402714932">
            <text:p>34.3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</text:p>
          </table:table-cell>
          <table:table-cell office:value-type="string">
            <text:p>55+,A2s+,A4o+,K4s+,Q6s+,K8o+,J7s+,Q9o+,T7s+,J9o+,97s+,T9o</text:p>
          </table:table-cell>
          <table:table-cell table:formula="of:=RIGHT([.D67];3)" office:value-type="string" office:string-value="97s">
            <text:p>97s</text:p>
          </table:table-cell>
        </table:table-row>
        <table:table-row table:style-name="ro1">
          <table:table-cell/>
          <table:table-cell office:value-type="float" office:value="34.6907993966817">
            <text:p>34.6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</text:p>
          </table:table-cell>
          <table:table-cell office:value-type="string">
            <text:p>55+,A2s+,A4o+,K3s+,Q6s+,K8o+,J7s+,Q9o+,T7s+,J9o+,97s+,T9o</text:p>
          </table:table-cell>
          <table:table-cell table:formula="of:=RIGHT([.D68];3)" office:value-type="string" office:string-value="K3s">
            <text:p>K3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.9924585218703">
            <text:p>34.99</text:p>
          </table:table-cell>
          <table:table-cell office:value-type="string">
            <text:p>(&gt;A4o,55,8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</text:p>
          </table:table-cell>
          <table:table-cell office:value-type="string">
            <text:p>55+,A2s+,A4o+,K3s+,Q6s+,K8o+,J7s+,Q9o+,T7s+,J9o+,97s+,T9o,87s</text:p>
          </table:table-cell>
          <table:table-cell table:formula="of:=RIGHT([.D69];3)" office:value-type="string" office:string-value="87s">
            <text:p>87s</text:p>
          </table:table-cell>
        </table:table-row>
        <table:table-row table:style-name="ro1">
          <table:table-cell/>
          <table:table-cell office:value-type="float" office:value="35.2941176470588">
            <text:p>35.2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</text:p>
          </table:table-cell>
          <table:table-cell office:value-type="string">
            <text:p>55+,A2s+,A4o+,K3s+,Q5s+,K8o+,J7s+,Q9o+,T7s+,J9o+,97s+,T9o,87s</text:p>
          </table:table-cell>
          <table:table-cell table:formula="of:=RIGHT([.D70];3)" office:value-type="string" office:string-value="Q5s">
            <text:p>Q5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.1990950226244">
            <text:p>36.2</text:p>
          </table:table-cell>
          <table:table-cell office:value-type="string">
            <text:p>(&gt;A4o,55,K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</text:p>
          </table:table-cell>
          <table:table-cell office:value-type="string">
            <text:p>55+,A2s+,A4o+,K3s+,Q5s+,K7o+,J7s+,Q9o+,T7s+,J9o+,97s+,T9o,87s</text:p>
          </table:table-cell>
          <table:table-cell table:formula="of:=RIGHT([.D71];3)" office:value-type="string" office:string-value="K7o">
            <text:p>K7o</text:p>
          </table:table-cell>
        </table:table-row>
        <table:table-row table:style-name="ro1">
          <table:table-cell/>
          <table:table-cell office:value-type="float" office:value="36.6515837104072">
            <text:p>36.6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</text:p>
          </table:table-cell>
          <table:table-cell office:value-type="string">
            <text:p>44+,A2s+,A4o+,K3s+,Q5s+,K7o+,J7s+,Q9o+,T7s+,J9o+,97s+,T9o,87s</text:p>
          </table:table-cell>
          <table:table-cell table:formula="of:=RIGHT([.D72];3)" office:value-type="string" office:string-value=",44">
            <text:p>,4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5565610859728">
            <text:p>37.56</text:p>
          </table:table-cell>
          <table:table-cell office:value-type="string">
            <text:p>(&gt;A4o,44,Q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</text:p>
          </table:table-cell>
          <table:table-cell office:value-type="string">
            <text:p>44+,A2s+,A4o+,K3s+,Q5s+,K7o+,J7s+,Q8o+,T7s+,J9o+,97s+,T9o,87s</text:p>
          </table:table-cell>
          <table:table-cell table:formula="of:=RIGHT([.D73];3)" office:value-type="string" office:string-value="Q8o">
            <text:p>Q8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4615384615385">
            <text:p>38.46</text:p>
          </table:table-cell>
          <table:table-cell office:value-type="string">
            <text:p>(&gt;A3o,44,Q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</text:p>
          </table:table-cell>
          <table:table-cell office:value-type="string">
            <text:p>44+,A2s+,A3o+,K3s+,Q5s+,K7o+,J7s+,Q8o+,T7s+,J9o+,97s+,T9o,87s</text:p>
          </table:table-cell>
          <table:table-cell table:formula="of:=RIGHT([.D74];3)" office:value-type="string" office:string-value="A3o">
            <text:p>A3o</text:p>
          </table:table-cell>
        </table:table-row>
        <table:table-row table:style-name="ro1">
          <table:table-cell/>
          <table:table-cell office:value-type="float" office:value="38.763197586727">
            <text:p>38.76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</text:p>
          </table:table-cell>
          <table:table-cell office:value-type="string">
            <text:p>44+,A2s+,A3o+,K2s+,Q5s+,K7o+,J7s+,Q8o+,T7s+,J9o+,97s+,T9o,87s</text:p>
          </table:table-cell>
          <table:table-cell table:formula="of:=RIGHT([.D75];3)" office:value-type="string" office:string-value="K2s">
            <text:p>K2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6681749622926">
            <text:p>39.67</text:p>
          </table:table-cell>
          <table:table-cell office:value-type="string">
            <text:p>(&gt;A3o,44,J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</text:p>
          </table:table-cell>
          <table:table-cell office:value-type="string">
            <text:p>44+,A2s+,A3o+,K2s+,Q5s+,K7o+,J7s+,Q8o+,T7s+,J8o+,97s+,T9o,87s</text:p>
          </table:table-cell>
          <table:table-cell table:formula="of:=RIGHT([.D76];3)" office:value-type="string" office:string-value="J8o">
            <text:p>J8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9698340874811">
            <text:p>39.97</text:p>
          </table:table-cell>
          <table:table-cell office:value-type="string">
            <text:p>(&gt;A3o,44,Q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</text:p>
          </table:table-cell>
          <table:table-cell office:value-type="string">
            <text:p>44+,A2s+,A3o+,K2s+,Q4s+,K7o+,J7s+,Q8o+,T7s+,J8o+,97s+,T9o,87s</text:p>
          </table:table-cell>
          <table:table-cell table:formula="of:=RIGHT([.D77];3)" office:value-type="string" office:string-value="Q4s">
            <text:p>Q4s</text:p>
          </table:table-cell>
        </table:table-row>
        <table:table-row table:style-name="ro1">
          <table:table-cell/>
          <table:table-cell office:value-type="float" office:value="40.8748114630468">
            <text:p>40.8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</text:p>
          </table:table-cell>
          <table:table-cell office:value-type="string">
            <text:p>44+,A2s+,A3o+,K2s+,Q4s+,K7o+,J7s+,Q8o+,T7s+,J8o+,97s+,T8o+,87s</text:p>
          </table:table-cell>
          <table:table-cell table:formula="of:=RIGHT([.D78];3)" office:value-type="string" office:string-value="T8o">
            <text:p>T8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.1764705882353">
            <text:p>41.18</text:p>
          </table:table-cell>
          <table:table-cell office:value-type="string">
            <text:p>(&gt;A3o,44,J6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</text:p>
          </table:table-cell>
          <table:table-cell office:value-type="string">
            <text:p>44+,A2s+,A3o+,K2s+,Q4s+,K7o+,J6s+,Q8o+,T7s+,J8o+,97s+,T8o+,87s</text:p>
          </table:table-cell>
          <table:table-cell table:formula="of:=RIGHT([.D79];3)" office:value-type="string" office:string-value="J6s">
            <text:p>J6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.0814479638009">
            <text:p>42.08</text:p>
          </table:table-cell>
          <table:table-cell office:value-type="string">
            <text:p>(&gt;A3o,44,K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</text:p>
          </table:table-cell>
          <table:table-cell office:value-type="string">
            <text:p>44+,A2s+,A3o+,K2s+,Q4s+,K6o+,J6s+,Q8o+,T7s+,J8o+,97s+,T8o+,87s</text:p>
          </table:table-cell>
          <table:table-cell table:formula="of:=RIGHT([.D80];3)" office:value-type="string" office:string-value="K6o">
            <text:p>K6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.9864253393665">
            <text:p>42.99</text:p>
          </table:table-cell>
          <table:table-cell office:value-type="string">
            <text:p>(&gt;A2o,44,K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</text:p>
          </table:table-cell>
          <table:table-cell office:value-type="string">
            <text:p>44+,A2+,K2s+,Q4s+,K6o+,J6s+,Q8o+,T7s+,J8o+,97s+,T8o+,87s</text:p>
          </table:table-cell>
          <table:table-cell table:formula="of:=RIGHT([.D81];3)" office:value-type="string" office:string-value="A2o">
            <text:p>A2o</text:p>
          </table:table-cell>
        </table:table-row>
        <table:table-row table:style-name="ro1">
          <table:table-cell/>
          <table:table-cell office:value-type="float" office:value="43.2880844645551">
            <text:p>43.2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</text:p>
          </table:table-cell>
          <table:table-cell office:value-type="string">
            <text:p>44+,A2+,K2s+,Q4s+,K6o+,J6s+,Q8o+,T6s+,J8o+,97s+,T8o+,87s</text:p>
          </table:table-cell>
          <table:table-cell table:formula="of:=RIGHT([.D82];3)" office:value-type="string" office:string-value="T6s">
            <text:p>T6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4.1930618401207">
            <text:p>44.19</text:p>
          </table:table-cell>
          <table:table-cell office:value-type="string">
            <text:p>(&gt;K6o,44,9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</text:p>
          </table:table-cell>
          <table:table-cell office:value-type="string">
            <text:p>44+,A2+,K2s+,Q4s+,K6o+,J6s+,Q8o+,T6s+,J8o+,97s+,T8o+,87s,98o</text:p>
          </table:table-cell>
          <table:table-cell table:formula="of:=RIGHT([.D83];3)" office:value-type="string" office:string-value="98o">
            <text:p>98o</text:p>
          </table:table-cell>
        </table:table-row>
        <table:table-row table:style-name="ro1">
          <table:table-cell/>
          <table:table-cell office:value-type="float" office:value="44.4947209653092">
            <text:p>44.4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</text:p>
          </table:table-cell>
          <table:table-cell office:value-type="string">
            <text:p>44+,A2+,K2s+,Q4s+,K6o+,J6s+,Q8o+,T6s+,J8o+,97s+,T8o+,87s,98o,76s</text:p>
          </table:table-cell>
          <table:table-cell table:formula="of:=RIGHT([.D84];3)" office:value-type="string" office:string-value="76s">
            <text:p>76s</text:p>
          </table:table-cell>
        </table:table-row>
        <table:table-row table:style-name="ro1">
          <table:table-cell/>
          <table:table-cell office:value-type="float" office:value="44.7963800904977">
            <text:p>44.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</text:p>
          </table:table-cell>
          <table:table-cell office:value-type="string">
            <text:p>44+,A2+,K2s+,Q4s+,K6o+,J6s+,Q8o+,T6s+,J8o+,96s+,T8o+,87s,98o,76s</text:p>
          </table:table-cell>
          <table:table-cell table:formula="of:=RIGHT([.D85];3)" office:value-type="string" office:string-value="96s">
            <text:p>96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5.0980392156863">
            <text:p>45.1</text:p>
          </table:table-cell>
          <table:table-cell office:value-type="string">
            <text:p>(&gt;K6o,44,86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</text:p>
          </table:table-cell>
          <table:table-cell office:value-type="string">
            <text:p>44+,A2+,K2s+,Q4s+,K6o+,J6s+,Q8o+,T6s+,J8o+,96s+,T8o+,86s+,98o,76s</text:p>
          </table:table-cell>
          <table:table-cell table:formula="of:=RIGHT([.D86];3)" office:value-type="string" office:string-value="86s">
            <text:p>86s</text:p>
          </table:table-cell>
        </table:table-row>
        <table:table-row table:style-name="ro1">
          <table:table-cell/>
          <table:table-cell office:value-type="float" office:value="45.3996983408748">
            <text:p>45.4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</text:p>
          </table:table-cell>
          <table:table-cell office:value-type="string">
            <text:p>44+,A2+,K2s+,Q3s+,K6o+,J6s+,Q8o+,T6s+,J8o+,96s+,T8o+,86s+,98o,76s</text:p>
          </table:table-cell>
          <table:table-cell table:formula="of:=RIGHT([.D87];3)" office:value-type="string" office:string-value="Q3s">
            <text:p>Q3s</text:p>
          </table:table-cell>
        </table:table-row>
        <table:table-row table:style-name="ro1">
          <table:table-cell/>
          <table:table-cell office:value-type="float" office:value="45.7013574660633">
            <text:p>45.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</text:p>
          </table:table-cell>
          <table:table-cell office:value-type="string">
            <text:p>44+,A2+,K2s+,Q3s+,K6o+,J5s+,Q8o+,T6s+,J8o+,96s+,T8o+,86s+,98o,76s</text:p>
          </table:table-cell>
          <table:table-cell table:formula="of:=RIGHT([.D88];3)" office:value-type="string" office:string-value="J5s">
            <text:p>J5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.606334841629">
            <text:p>46.61</text:p>
          </table:table-cell>
          <table:table-cell office:value-type="string">
            <text:p>(&gt;K5o,44,J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</text:p>
          </table:table-cell>
          <table:table-cell office:value-type="string">
            <text:p>44+,A2+,K2s+,Q3s+,K5o+,J5s+,Q8o+,T6s+,J8o+,96s+,T8o+,86s+,98o,76s</text:p>
          </table:table-cell>
          <table:table-cell table:formula="of:=RIGHT([.D89];3)" office:value-type="string" office:string-value="K5o">
            <text:p>K5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.5113122171946">
            <text:p>47.51</text:p>
          </table:table-cell>
          <table:table-cell office:value-type="string">
            <text:p>(&gt;K5o,44,Q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</text:p>
          </table:table-cell>
          <table:table-cell office:value-type="string">
            <text:p>44+,A2+,K2s+,Q3s+,K5o+,J5s+,Q7o+,T6s+,J8o+,96s+,T8o+,86s+,98o,76s</text:p>
          </table:table-cell>
          <table:table-cell table:formula="of:=RIGHT([.D90];3)" office:value-type="string" office:string-value="Q7o">
            <text:p>Q7o</text:p>
          </table:table-cell>
        </table:table-row>
        <table:table-row table:style-name="ro1">
          <table:table-cell/>
          <table:table-cell office:value-type="float" office:value="47.8129713423831">
            <text:p>47.81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</text:p>
          </table:table-cell>
          <table:table-cell office:value-type="string">
            <text:p>44+,A2+,K2s+,Q2s+,K5o+,J5s+,Q7o+,T6s+,J8o+,96s+,T8o+,86s+,98o,76s</text:p>
          </table:table-cell>
          <table:table-cell table:formula="of:=RIGHT([.D91];3)" office:value-type="string" office:string-value="Q2s">
            <text:p>Q2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.1146304675716">
            <text:p>48.11</text:p>
          </table:table-cell>
          <table:table-cell office:value-type="string">
            <text:p>(&gt;K5o,44,J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</text:p>
          </table:table-cell>
          <table:table-cell office:value-type="string">
            <text:p>44+,A2+,K2s+,Q2s+,K5o+,J4s+,Q7o+,T6s+,J8o+,96s+,T8o+,86s+,98o,76s</text:p>
          </table:table-cell>
          <table:table-cell table:formula="of:=RIGHT([.D92];3)" office:value-type="string" office:string-value="J4s">
            <text:p>J4s</text:p>
          </table:table-cell>
        </table:table-row>
        <table:table-row table:style-name="ro1">
          <table:table-cell/>
          <table:table-cell office:value-type="float" office:value="48.4162895927602">
            <text:p>48.4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</text:p>
          </table:table-cell>
          <table:table-cell office:value-type="string">
            <text:p>44+,A2+,K2s+,Q2s+,K5o+,J4s+,Q7o+,T6s+,J8o+,96s+,T8o+,86s+,98o,76s,65s</text:p>
          </table:table-cell>
          <table:table-cell table:formula="of:=RIGHT([.D93];3)" office:value-type="string" office:string-value="65s">
            <text:p>65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.868778280543">
            <text:p>48.87</text:p>
          </table:table-cell>
          <table:table-cell office:value-type="string">
            <text:p>(&gt;K5o,33,6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</text:p>
          </table:table-cell>
          <table:table-cell office:value-type="string">
            <text:p>33+,A2+,K2s+,Q2s+,K5o+,J4s+,Q7o+,T6s+,J8o+,96s+,T8o+,86s+,98o,76s,65s</text:p>
          </table:table-cell>
          <table:table-cell table:formula="of:=RIGHT([.D94];3)" office:value-type="string" office:string-value=",33">
            <text:p>,33</text:p>
          </table:table-cell>
        </table:table-row>
        <table:table-row table:style-name="ro1">
          <table:table-cell/>
          <table:table-cell office:value-type="float" office:value="49.7737556561086">
            <text:p>49.7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</text:p>
          </table:table-cell>
          <table:table-cell office:value-type="string">
            <text:p>33+,A2+,K2s+,Q2s+,K5o+,J4s+,Q7o+,T6s+,J7o+,96s+,T8o+,86s+,98o,76s,65s</text:p>
          </table:table-cell>
          <table:table-cell table:formula="of:=RIGHT([.D95];3)" office:value-type="string" office:string-value="J7o">
            <text:p>J7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6787330316742">
            <text:p>50.68</text:p>
          </table:table-cell>
          <table:table-cell office:value-type="string">
            <text:p>(&gt;K5o,33,T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</text:p>
          </table:table-cell>
          <table:table-cell office:value-type="string">
            <text:p>33+,A2+,K2s+,Q2s+,K5o+,J4s+,Q7o+,T6s+,J7o+,96s+,T7o+,86s+,98o,76s,65s</text:p>
          </table:table-cell>
          <table:table-cell table:formula="of:=RIGHT([.D96];3)" office:value-type="string" office:string-value="T7o">
            <text:p>T7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1.5837104072398">
            <text:p>51.58</text:p>
          </table:table-cell>
          <table:table-cell office:value-type="string">
            <text:p>(&gt;K4o,33,T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</text:p>
          </table:table-cell>
          <table:table-cell office:value-type="string">
            <text:p>33+,A2+,K2s+,Q2s+,K4o+,J4s+,Q7o+,T6s+,J7o+,96s+,T7o+,86s+,98o,76s,65s</text:p>
          </table:table-cell>
          <table:table-cell table:formula="of:=RIGHT([.D97];3)" office:value-type="string" office:string-value="K4o">
            <text:p>K4o</text:p>
          </table:table-cell>
        </table:table-row>
        <table:table-row table:style-name="ro1">
          <table:table-cell/>
          <table:table-cell office:value-type="float" office:value="51.8853695324284">
            <text:p>51.8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</text:p>
          </table:table-cell>
          <table:table-cell office:value-type="string">
            <text:p>33+,A2+,K2s+,Q2s+,K4o+,J4s+,Q7o+,T6s+,J7o+,96s+,T7o+,86s+,98o,75s+,65s</text:p>
          </table:table-cell>
          <table:table-cell table:formula="of:=RIGHT([.D98];3)" office:value-type="string" office:string-value="75s">
            <text:p>75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2.1870286576169">
            <text:p>52.19</text:p>
          </table:table-cell>
          <table:table-cell office:value-type="string">
            <text:p>(&gt;K4o,33,T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</text:p>
          </table:table-cell>
          <table:table-cell office:value-type="string">
            <text:p>33+,A2+,K2s+,Q2s+,K4o+,J4s+,Q7o+,T5s+,J7o+,96s+,T7o+,86s+,98o,75s+,65s</text:p>
          </table:table-cell>
          <table:table-cell table:formula="of:=RIGHT([.D99];3)" office:value-type="string" office:string-value="T5s">
            <text:p>T5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3.0920060331825">
            <text:p>53.09</text:p>
          </table:table-cell>
          <table:table-cell office:value-type="string">
            <text:p>(&gt;K4o,33,Q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</text:p>
          </table:table-cell>
          <table:table-cell office:value-type="string">
            <text:p>33+,A2+,K2s+,Q2s+,K4o+,J4s+,Q6o+,T5s+,J7o+,96s+,T7o+,86s+,98o,75s+,65s</text:p>
          </table:table-cell>
          <table:table-cell table:formula="of:=RIGHT([.D100];3)" office:value-type="string" office:string-value="Q6o">
            <text:p>Q6o</text:p>
          </table:table-cell>
        </table:table-row>
        <table:table-row table:style-name="ro1">
          <table:table-cell/>
          <table:table-cell office:value-type="float" office:value="53.393665158371">
            <text:p>53.3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</text:p>
          </table:table-cell>
          <table:table-cell office:value-type="string">
            <text:p>33+,A2+,K2s+,Q2s+,K4o+,J3s+,Q6o+,T5s+,J7o+,96s+,T7o+,86s+,98o,75s+,65s</text:p>
          </table:table-cell>
          <table:table-cell table:formula="of:=RIGHT([.D101];3)" office:value-type="string" office:string-value="J3s">
            <text:p>J3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.6953242835596">
            <text:p>53.7</text:p>
          </table:table-cell>
          <table:table-cell office:value-type="string">
            <text:p>(&gt;K4o,33,9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</text:p>
          </table:table-cell>
          <table:table-cell office:value-type="string">
            <text:p>33+,A2+,K2s+,Q2s+,K4o+,J3s+,Q6o+,T5s+,J7o+,95s+,T7o+,86s+,98o,75s+,65s</text:p>
          </table:table-cell>
          <table:table-cell table:formula="of:=RIGHT([.D102];3)" office:value-type="string" office:string-value="95s">
            <text:p>95s</text:p>
          </table:table-cell>
        </table:table-row>
        <table:table-row table:style-name="ro1">
          <table:table-cell/>
          <table:table-cell office:value-type="float" office:value="54.6003016591252">
            <text:p>54.6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</text:p>
          </table:table-cell>
          <table:table-cell office:value-type="string">
            <text:p>33+,A2+,K2s+,Q2s+,K4o+,J3s+,Q6o+,T5s+,J7o+,95s+,T7o+,86s+,98o,75s+,65s,87o</text:p>
          </table:table-cell>
          <table:table-cell table:formula="of:=RIGHT([.D103];3)" office:value-type="string" office:string-value="87o">
            <text:p>87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.9019607843137">
            <text:p>54.9</text:p>
          </table:table-cell>
          <table:table-cell office:value-type="string">
            <text:p>(&gt;K4o,33,8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</text:p>
          </table:table-cell>
          <table:table-cell office:value-type="string">
            <text:p>33+,A2+,K2s+,Q2s+,K4o+,J3s+,Q6o+,T5s+,J7o+,95s+,T7o+,85s+,98o,75s+,65s,87o</text:p>
          </table:table-cell>
          <table:table-cell table:formula="of:=RIGHT([.D104];3)" office:value-type="string" office:string-value="85s">
            <text:p>85s</text:p>
          </table:table-cell>
        </table:table-row>
        <table:table-row table:style-name="ro1">
          <table:table-cell/>
          <table:table-cell office:value-type="float" office:value="55.8069381598793">
            <text:p>55.81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</text:p>
          </table:table-cell>
          <table:table-cell office:value-type="string">
            <text:p>33+,A2+,K2s+,Q2s+,K4o+,J3s+,Q6o+,T5s+,J7o+,95s+,T7o+,85s+,97o+,75s+,65s,87o</text:p>
          </table:table-cell>
          <table:table-cell table:formula="of:=RIGHT([.D105];3)" office:value-type="string" office:string-value="97o">
            <text:p>97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.1085972850679">
            <text:p>56.11</text:p>
          </table:table-cell>
          <table:table-cell office:value-type="string">
            <text:p>(&gt;K4o,33,T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</text:p>
          </table:table-cell>
          <table:table-cell office:value-type="string">
            <text:p>33+,A2+,K2s+,Q2s+,K4o+,J3s+,Q6o+,T4s+,J7o+,95s+,T7o+,85s+,97o+,75s+,65s,87o</text:p>
          </table:table-cell>
          <table:table-cell table:formula="of:=RIGHT([.D106];3)" office:value-type="string" office:string-value="T4s">
            <text:p>T4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7.0135746606335">
            <text:p>57.01</text:p>
          </table:table-cell>
          <table:table-cell office:value-type="string">
            <text:p>(&gt;K3o,33,T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</text:p>
          </table:table-cell>
          <table:table-cell office:value-type="string">
            <text:p>33+,A2+,K2s+,Q2s+,K3o+,J3s+,Q6o+,T4s+,J7o+,95s+,T7o+,85s+,97o+,75s+,65s,87o</text:p>
          </table:table-cell>
          <table:table-cell table:formula="of:=RIGHT([.D107];3)" office:value-type="string" office:string-value="K3o">
            <text:p>K3o</text:p>
          </table:table-cell>
        </table:table-row>
        <table:table-row table:style-name="ro1">
          <table:table-cell/>
          <table:table-cell office:value-type="float" office:value="57.315233785822">
            <text:p>57.3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</text:p>
          </table:table-cell>
          <table:table-cell office:value-type="string">
            <text:p>33+,A2+,K2s+,Q2s+,K3o+,J2s+,Q6o+,T4s+,J7o+,95s+,T7o+,85s+,97o+,75s+,65s,87o</text:p>
          </table:table-cell>
          <table:table-cell table:formula="of:=RIGHT([.D108];3)" office:value-type="string" office:string-value="J2s">
            <text:p>J2s</text:p>
          </table:table-cell>
        </table:table-row>
        <table:table-row table:style-name="ro1">
          <table:table-cell/>
          <table:table-cell office:value-type="float" office:value="57.6168929110106">
            <text:p>57.6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</text:p>
          </table:table-cell>
          <table:table-cell office:value-type="string">
            <text:p>33+,A2+,K2s+,Q2s+,K3o+,J2s+,Q6o+,T4s+,J7o+,95s+,T7o+,85s+,97o+,75s+,65s,87o,54s</text:p>
          </table:table-cell>
          <table:table-cell table:formula="of:=RIGHT([.D109];3)" office:value-type="string" office:string-value="54s">
            <text:p>54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8.5218702865762">
            <text:p>58.52</text:p>
          </table:table-cell>
          <table:table-cell office:value-type="string">
            <text:p>(&gt;K3o,33,Q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</text:p>
          </table:table-cell>
          <table:table-cell office:value-type="string">
            <text:p>33+,A2+,K2s+,Q2s+,K3o+,J2s+,Q5o+,T4s+,J7o+,95s+,T7o+,85s+,97o+,75s+,65s,87o,54s</text:p>
          </table:table-cell>
          <table:table-cell table:formula="of:=RIGHT([.D110];3)" office:value-type="string" office:string-value="Q5o">
            <text:p>Q5o</text:p>
          </table:table-cell>
        </table:table-row>
        <table:table-row table:style-name="ro1">
          <table:table-cell/>
          <table:table-cell office:value-type="float" office:value="58.8235294117647">
            <text:p>58.8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</text:p>
          </table:table-cell>
          <table:table-cell office:value-type="string">
            <text:p>33+,A2+,K2s+,Q2s+,K3o+,J2s+,Q5o+,T3s+,J7o+,95s+,T7o+,85s+,97o+,75s+,65s,87o,54s</text:p>
          </table:table-cell>
          <table:table-cell table:formula="of:=RIGHT([.D111];3)" office:value-type="string" office:string-value="T3s">
            <text:p>T3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.1251885369532">
            <text:p>59.13</text:p>
          </table:table-cell>
          <table:table-cell office:value-type="string">
            <text:p>(&gt;K3o,33,6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</text:p>
          </table:table-cell>
          <table:table-cell office:value-type="string">
            <text:p>33+,A2+,K2s+,Q2s+,K3o+,J2s+,Q5o+,T3s+,J7o+,95s+,T7o+,85s+,97o+,75s+,64s+,87o,54s</text:p>
          </table:table-cell>
          <table:table-cell table:formula="of:=RIGHT([.D112];3)" office:value-type="string" office:string-value="64s">
            <text:p>64s</text:p>
          </table:table-cell>
        </table:table-row>
        <table:table-row table:style-name="ro1">
          <table:table-cell/>
          <table:table-cell office:value-type="float" office:value="59.5776772247361">
            <text:p>59.5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</text:p>
          </table:table-cell>
          <table:table-cell office:value-type="string">
            <text:p>22+,A2+,K2s+,Q2s+,K3o+,J2s+,Q5o+,T3s+,J7o+,95s+,T7o+,85s+,97o+,75s+,64s+,87o,54s</text:p>
          </table:table-cell>
          <table:table-cell table:formula="of:=RIGHT([.D113];3)" office:value-type="string" office:string-value=",22">
            <text:p>,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.4826546003017">
            <text:p>60.48</text:p>
          </table:table-cell>
          <table:table-cell office:value-type="string">
            <text:p>(&gt;K2o,22,6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</text:p>
          </table:table-cell>
          <table:table-cell office:value-type="string">
            <text:p>22+,A2+,K2+,Q2s+,J2s+,Q5o+,T3s+,J7o+,95s+,T7o+,85s+,97o+,75s+,64s+,87o,54s</text:p>
          </table:table-cell>
          <table:table-cell table:formula="of:=RIGHT([.D114];3)" office:value-type="string" office:string-value="K2o">
            <text:p>K2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.7843137254902">
            <text:p>60.78</text:p>
          </table:table-cell>
          <table:table-cell office:value-type="string">
            <text:p>(&gt;Q5o,22,7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</text:p>
          </table:table-cell>
          <table:table-cell office:value-type="string">
            <text:p>22+,A2+,K2+,Q2s+,J2s+,Q5o+,T3s+,J7o+,95s+,T7o+,85s+,97o+,74s+,64s+,87o,54s</text:p>
          </table:table-cell>
          <table:table-cell table:formula="of:=RIGHT([.D115];3)" office:value-type="string" office:string-value="74s">
            <text:p>74s</text:p>
          </table:table-cell>
        </table:table-row>
        <table:table-row table:style-name="ro1">
          <table:table-cell/>
          <table:table-cell office:value-type="float" office:value="61.6892911010558">
            <text:p>61.6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</text:p>
          </table:table-cell>
          <table:table-cell office:value-type="string">
            <text:p>22+,A2+,K2+,Q2s+,J2s+,Q5o+,T3s+,J7o+,95s+,T7o+,85s+,97o+,74s+,64s+,87o,54s,76o</text:p>
          </table:table-cell>
          <table:table-cell table:formula="of:=RIGHT([.D116];3)" office:value-type="string" office:string-value="76o">
            <text:p>76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.9909502262443">
            <text:p>61.99</text:p>
          </table:table-cell>
          <table:table-cell office:value-type="string">
            <text:p>(&gt;Q5o,22,T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</text:p>
          </table:table-cell>
          <table:table-cell office:value-type="string">
            <text:p>22+,A2+,K2+,Q2s+,J2s+,Q5o+,T2s+,J7o+,95s+,T7o+,85s+,97o+,74s+,64s+,87o,54s,76o</text:p>
          </table:table-cell>
          <table:table-cell table:formula="of:=RIGHT([.D117];3)" office:value-type="string" office:string-value="T2s">
            <text:p>T2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.89592760181">
            <text:p>62.9</text:p>
          </table:table-cell>
          <table:table-cell office:value-type="string">
            <text:p>(&gt;Q4o,22,T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</text:p>
          </table:table-cell>
          <table:table-cell office:value-type="string">
            <text:p>22+,A2+,K2+,Q2s+,J2s+,Q4o+,T2s+,J7o+,95s+,T7o+,85s+,97o+,74s+,64s+,87o,54s,76o</text:p>
          </table:table-cell>
          <table:table-cell table:formula="of:=RIGHT([.D118];3)" office:value-type="string" office:string-value="Q4o">
            <text:p>Q4o</text:p>
          </table:table-cell>
        </table:table-row>
        <table:table-row table:style-name="ro1">
          <table:table-cell/>
          <table:table-cell office:value-type="float" office:value="63.8009049773756">
            <text:p>63.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</text:p>
          </table:table-cell>
          <table:table-cell office:value-type="string">
            <text:p>22+,A2+,K2+,Q2s+,J2s+,Q4o+,T2s+,J6o+,95s+,T7o+,85s+,97o+,74s+,64s+,87o,54s,76o</text:p>
          </table:table-cell>
          <table:table-cell table:formula="of:=RIGHT([.D119];3)" office:value-type="string" office:string-value="J6o">
            <text:p>J6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.1025641025641">
            <text:p>64.1</text:p>
          </table:table-cell>
          <table:table-cell office:value-type="string">
            <text:p>(&gt;Q4o,22,9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</text:p>
          </table:table-cell>
          <table:table-cell office:value-type="string">
            <text:p>22+,A2+,K2+,Q2s+,J2s+,Q4o+,T2s+,J6o+,94s+,T7o+,85s+,97o+,74s+,64s+,87o,54s,76o</text:p>
          </table:table-cell>
          <table:table-cell table:formula="of:=RIGHT([.D120];3)" office:value-type="string" office:string-value="94s">
            <text:p>94s</text:p>
          </table:table-cell>
        </table:table-row>
        <table:table-row table:style-name="ro1">
          <table:table-cell/>
          <table:table-cell office:value-type="float" office:value="64.4042232277526">
            <text:p>64.4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</text:p>
          </table:table-cell>
          <table:table-cell office:value-type="string">
            <text:p>22+,A2+,K2+,Q2s+,J2s+,Q4o+,T2s+,J6o+,94s+,T7o+,84s+,97o+,74s+,64s+,87o,54s,76o</text:p>
          </table:table-cell>
          <table:table-cell table:formula="of:=RIGHT([.D121];3)" office:value-type="string" office:string-value="84s">
            <text:p>84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.3092006033183">
            <text:p>65.31</text:p>
          </table:table-cell>
          <table:table-cell office:value-type="string">
            <text:p>(&gt;Q4o,22,8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</text:p>
          </table:table-cell>
          <table:table-cell office:value-type="string">
            <text:p>22+,A2+,K2+,Q2s+,J2s+,Q4o+,T2s+,J6o+,94s+,T7o+,84s+,97o+,74s+,64s+,86o+,54s,76o</text:p>
          </table:table-cell>
          <table:table-cell table:formula="of:=RIGHT([.D122];3)" office:value-type="string" office:string-value="86o">
            <text:p>86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6.2141779788839">
            <text:p>66.21</text:p>
          </table:table-cell>
          <table:table-cell office:value-type="string">
            <text:p>(&gt;Q4o,22,T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</text:p>
          </table:table-cell>
          <table:table-cell office:value-type="string">
            <text:p>22+,A2+,K2+,Q2s+,J2s+,Q4o+,T2s+,J6o+,94s+,T6o+,84s+,97o+,74s+,64s+,86o+,54s,76o</text:p>
          </table:table-cell>
          <table:table-cell table:formula="of:=RIGHT([.D123];3)" office:value-type="string" office:string-value="T6o">
            <text:p>T6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7.1191553544495">
            <text:p>67.12</text:p>
          </table:table-cell>
          <table:table-cell office:value-type="string">
            <text:p>(&gt;Q4o,22,960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</text:p>
          </table:table-cell>
          <table:table-cell office:value-type="string">
            <text:p>22+,A2+,K2+,Q2s+,J2s+,Q4o+,T2s+,J6o+,94s+,T6o+,84s+,96o+,74s+,64s+,86o+,54s,76o</text:p>
          </table:table-cell>
          <table:table-cell table:formula="of:=RIGHT([.D124];3)" office:value-type="string" office:string-value="96o">
            <text:p>96o</text:p>
          </table:table-cell>
        </table:table-row>
        <table:table-row table:style-name="ro1">
          <table:table-cell/>
          <table:table-cell office:value-type="float" office:value="67.420814479638">
            <text:p>67.4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</text:p>
          </table:table-cell>
          <table:table-cell office:value-type="string">
            <text:p>22+,A2+,K2+,Q2s+,J2s+,Q4o+,T2s+,J6o+,93s+,T6o+,84s+,96o+,74s+,64s+,86o+,54s,76o</text:p>
          </table:table-cell>
          <table:table-cell table:formula="of:=RIGHT([.D125];3)" office:value-type="string" office:string-value="93s">
            <text:p>93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.7224736048265">
            <text:p>67.72</text:p>
          </table:table-cell>
          <table:table-cell office:value-type="string">
            <text:p>(&gt;Q4o,22,5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</text:p>
          </table:table-cell>
          <table:table-cell office:value-type="string">
            <text:p>22+,A2+,K2+,Q2s+,J2s+,Q4o+,T2s+,J6o+,93s+,T6o+,84s+,96o+,74s+,64s+,86o+,53s+,76o</text:p>
          </table:table-cell>
          <table:table-cell table:formula="of:=RIGHT([.D126];3)" office:value-type="string" office:string-value="53s">
            <text:p>53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.6274509803922">
            <text:p>68.63</text:p>
          </table:table-cell>
          <table:table-cell office:value-type="string">
            <text:p>(&gt;Q3o,22,5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</text:p>
          </table:table-cell>
          <table:table-cell office:value-type="string">
            <text:p>22+,A2+,K2+,Q2s+,J2s+,Q3o+,T2s+,J6o+,93s+,T6o+,84s+,96o+,74s+,64s+,86o+,53s+,76o</text:p>
          </table:table-cell>
          <table:table-cell table:formula="of:=RIGHT([.D127];3)" office:value-type="string" office:string-value="Q3o">
            <text:p>Q3o</text:p>
          </table:table-cell>
        </table:table-row>
        <table:table-row table:style-name="ro1">
          <table:table-cell/>
          <table:table-cell office:value-type="float" office:value="69.5324283559578">
            <text:p>69.53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</text:p>
          </table:table-cell>
          <table:table-cell office:value-type="string">
            <text:p>22+,A2+,K2+,Q2s+,J2s+,Q3o+,T2s+,J5o+,93s+,T6o+,84s+,96o+,74s+,64s+,86o+,53s+,76o</text:p>
          </table:table-cell>
          <table:table-cell table:formula="of:=RIGHT([.D128];3)" office:value-type="string" office:string-value="J5o">
            <text:p>J5o</text:p>
          </table:table-cell>
        </table:table-row>
        <table:table-row table:style-name="ro1">
          <table:table-cell/>
          <table:table-cell office:value-type="float" office:value="69.8340874811463">
            <text:p>69.83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</text:p>
          </table:table-cell>
          <table:table-cell office:value-type="string">
            <text:p>22+,A2+,K2+,Q2s+,J2s+,Q3o+,T2s+,J5o+,93s+,T6o+,84s+,96o+,74s+,63s+,86o+,53s+,76o</text:p>
          </table:table-cell>
          <table:table-cell table:formula="of:=RIGHT([.D129];3)" office:value-type="string" office:string-value="63s">
            <text:p>63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.1357466063348">
            <text:p>70.14</text:p>
          </table:table-cell>
          <table:table-cell office:value-type="string">
            <text:p>(&gt;Q3o,22,4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</text:p>
          </table:table-cell>
          <table:table-cell office:value-type="string">
            <text:p>22+,A2+,K2+,Q2s+,J2s+,Q3o+,T2s+,J5o+,93s+,T6o+,84s+,96o+,74s+,63s+,86o+,53s+,76o,43s</text:p>
          </table:table-cell>
          <table:table-cell table:formula="of:=RIGHT([.D130];3)" office:value-type="string" office:string-value="43s">
            <text:p>43s</text:p>
          </table:table-cell>
        </table:table-row>
        <table:table-row table:style-name="ro1">
          <table:table-cell/>
          <table:table-cell office:value-type="float" office:value="70.4374057315234">
            <text:p>70.44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</text:p>
          </table:table-cell>
          <table:table-cell office:value-type="string">
            <text:p>22+,A2+,K2+,Q2s+,J2s+,Q3o+,T2s+,J5o+,92s+,T6o+,84s+,96o+,74s+,63s+,86o+,53s+,76o,43s</text:p>
          </table:table-cell>
          <table:table-cell table:formula="of:=RIGHT([.D131];3)" office:value-type="string" office:string-value="92s">
            <text:p>92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.7390648567119">
            <text:p>70.74</text:p>
          </table:table-cell>
          <table:table-cell office:value-type="string">
            <text:p>(&gt;Q3o,22,7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</text:p>
          </table:table-cell>
          <table:table-cell office:value-type="string">
            <text:p>22+,A2+,K2+,Q2s+,J2s+,Q3o+,T2s+,J5o+,92s+,T6o+,84s+,96o+,73s+,63s+,86o+,53s+,76o,43s</text:p>
          </table:table-cell>
          <table:table-cell table:formula="of:=RIGHT([.D132];3)" office:value-type="string" office:string-value="73s">
            <text:p>73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.6440422322775">
            <text:p>71.64</text:p>
          </table:table-cell>
          <table:table-cell office:value-type="string">
            <text:p>(&gt;Q3o,22,6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</text:p>
          </table:table-cell>
          <table:table-cell office:value-type="string">
            <text:p>22+,A2+,K2+,Q2s+,J2s+,Q3o+,T2s+,J5o+,92s+,T6o+,84s+,96o+,73s+,63s+,86o+,53s+,76o,43s,65o</text:p>
          </table:table-cell>
          <table:table-cell table:formula="of:=RIGHT([.D133];3)" office:value-type="string" office:string-value="65o">
            <text:p>65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.5490196078431">
            <text:p>72.55</text:p>
          </table:table-cell>
          <table:table-cell office:value-type="string">
            <text:p>(&gt;Q2o,22,6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</text:p>
          </table:table-cell>
          <table:table-cell office:value-type="string">
            <text:p>22+,A2+,K2+,Q2+,J2s+,T2s+,J5o+,92s+,T6o+,84s+,96o+,73s+,63s+,86o+,53s+,76o,43s,65o</text:p>
          </table:table-cell>
          <table:table-cell table:formula="of:=RIGHT([.D134];3)" office:value-type="string" office:string-value="Q2o">
            <text:p>Q2o</text:p>
          </table:table-cell>
        </table:table-row>
        <table:table-row table:style-name="ro1">
          <table:table-cell/>
          <table:table-cell office:value-type="float" office:value="73.4539969834088">
            <text:p>73.4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</text:p>
          </table:table-cell>
          <table:table-cell office:value-type="string">
            <text:p>22+,A2+,K2+,Q2+,J2s+,T2s+,J4o+,92s+,T6o+,84s+,96o+,73s+,63s+,86o+,53s+,76o,43s,65o</text:p>
          </table:table-cell>
          <table:table-cell table:formula="of:=RIGHT([.D135];3)" office:value-type="string" office:string-value="J4o">
            <text:p>J4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.7556561085973">
            <text:p>73.76</text:p>
          </table:table-cell>
          <table:table-cell office:value-type="string">
            <text:p>(&gt;J4o,22,8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</text:p>
          </table:table-cell>
          <table:table-cell office:value-type="string">
            <text:p>22+,A2+,K2+,Q2+,J2s+,T2s+,J4o+,92s+,T6o+,83s+,96o+,73s+,63s+,86o+,53s+,76o,43s,65o</text:p>
          </table:table-cell>
          <table:table-cell table:formula="of:=RIGHT([.D136];3)" office:value-type="string" office:string-value="83s">
            <text:p>83s</text:p>
          </table:table-cell>
        </table:table-row>
        <table:table-row table:style-name="ro1">
          <table:table-cell/>
          <table:table-cell office:value-type="float" office:value="74.6606334841629">
            <text:p>74.66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</text:p>
          </table:table-cell>
          <table:table-cell office:value-type="string">
            <text:p>22+,A2+,K2+,Q2+,J2s+,T2s+,J4o+,92s+,T6o+,83s+,96o+,73s+,63s+,86o+,53s+,75o+,43s,65o</text:p>
          </table:table-cell>
          <table:table-cell table:formula="of:=RIGHT([.D137];3)" office:value-type="string" office:string-value="75o">
            <text:p>75o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.9622926093514">
            <text:p>74.96</text:p>
          </table:table-cell>
          <table:table-cell office:value-type="string">
            <text:p>(&gt;J4o,22,5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</text:p>
          </table:table-cell>
          <table:table-cell office:value-type="string">
            <text:p>22+,A2+,K2+,Q2+,J2s+,T2s+,J4o+,92s+,T6o+,83s+,96o+,73s+,63s+,86o+,52s+,75o+,43s,65o</text:p>
          </table:table-cell>
          <table:table-cell table:formula="of:=RIGHT([.D138];3)" office:value-type="string" office:string-value="52s">
            <text:p>52s</text:p>
          </table:table-cell>
        </table:table-row>
        <table:table-row table:style-name="ro1">
          <table:table-cell/>
          <table:table-cell office:value-type="float" office:value="75.867269984917">
            <text:p>75.87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</text:p>
          </table:table-cell>
          <table:table-cell office:value-type="string">
            <text:p>22+,A2+,K2+,Q2+,J2s+,T2s+,J4o+,92s+,T6o+,83s+,96o+,73s+,63s+,85o+,52s+,75o+,43s,65o</text:p>
          </table:table-cell>
          <table:table-cell table:formula="of:=RIGHT([.D139];3)" office:value-type="string" office:string-value="85o">
            <text:p>85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6.1689291101056">
            <text:p>76.17</text:p>
          </table:table-cell>
          <table:table-cell office:value-type="string">
            <text:p>(&gt;J4o,22,8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</text:p>
          </table:table-cell>
          <table:table-cell office:value-type="string">
            <text:p>22+,A2+,K2+,Q2+,J2s+,T2s+,J4o+,92s+,T6o+,82s+,96o+,73s+,63s+,85o+,52s+,75o+,43s,65o</text:p>
          </table:table-cell>
          <table:table-cell table:formula="of:=RIGHT([.D140];3)" office:value-type="string" office:string-value="82s">
            <text:p>82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7.0739064856712">
            <text:p>77.07</text:p>
          </table:table-cell>
          <table:table-cell office:value-type="string">
            <text:p>(&gt;J4o,22,T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</text:p>
          </table:table-cell>
          <table:table-cell office:value-type="string">
            <text:p>22+,A2+,K2+,Q2+,J2s+,T2s+,J4o+,92s+,T5o+,82s+,96o+,73s+,63s+,85o+,52s+,75o+,43s,65o</text:p>
          </table:table-cell>
          <table:table-cell table:formula="of:=RIGHT([.D141];3)" office:value-type="string" office:string-value="T5o">
            <text:p>T5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.9788838612368">
            <text:p>77.98</text:p>
          </table:table-cell>
          <table:table-cell office:value-type="string">
            <text:p>(&gt;J4o,22,9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</text:p>
          </table:table-cell>
          <table:table-cell office:value-type="string">
            <text:p>22+,A2+,K2+,Q2+,J2s+,T2s+,J4o+,92s+,T5o+,82s+,95o+,73s+,63s+,85o+,52s+,75o+,43s,65o</text:p>
          </table:table-cell>
          <table:table-cell table:formula="of:=RIGHT([.D142];3)" office:value-type="string" office:string-value="95o">
            <text:p>95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.8838612368024">
            <text:p>78.88</text:p>
          </table:table-cell>
          <table:table-cell office:value-type="string">
            <text:p>(&gt;J3o,22,9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</text:p>
          </table:table-cell>
          <table:table-cell office:value-type="string">
            <text:p>22+,A2+,K2+,Q2+,J2s+,T2s+,J3o+,92s+,T5o+,82s+,95o+,73s+,63s+,85o+,52s+,75o+,43s,65o</text:p>
          </table:table-cell>
          <table:table-cell table:formula="of:=RIGHT([.D143];3)" office:value-type="string" office:string-value="J3o">
            <text:p>J3o</text:p>
          </table:table-cell>
        </table:table-row>
        <table:table-row table:style-name="ro1">
          <table:table-cell/>
          <table:table-cell office:value-type="float" office:value="79.185520361991">
            <text:p>79.1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</text:p>
          </table:table-cell>
          <table:table-cell office:value-type="string">
            <text:p>22+,A2+,K2+,Q2+,J2s+,T2s+,J3o+,92s+,T5o+,82s+,95o+,73s+,62s+,85o+,52s+,75o+,43s,65o</text:p>
          </table:table-cell>
          <table:table-cell table:formula="of:=RIGHT([.D144];3)" office:value-type="string" office:string-value="62s">
            <text:p>62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.0904977375566">
            <text:p>80.09</text:p>
          </table:table-cell>
          <table:table-cell office:value-type="string">
            <text:p>(&gt;J3o,22,5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</text:p>
          </table:table-cell>
          <table:table-cell office:value-type="string">
            <text:p>22+,A2+,K2+,Q2+,J2s+,T2s+,J3o+,92s+,T5o+,82s+,95o+,73s+,62s+,85o+,52s+,75o+,43s,65o,54o</text:p>
          </table:table-cell>
          <table:table-cell table:formula="of:=RIGHT([.D145];3)" office:value-type="string" office:string-value="54o">
            <text:p>54o</text:p>
          </table:table-cell>
        </table:table-row>
        <table:table-row table:style-name="ro1">
          <table:table-cell/>
          <table:table-cell office:value-type="float" office:value="80.3921568627451">
            <text:p>80.39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</text:p>
          </table:table-cell>
          <table:table-cell office:value-type="string">
            <text:p>22+,A2+,K2+,Q2+,J2s+,T2s+,J3o+,92s+,T5o+,82s+,95o+,73s+,62s+,85o+,52s+,75o+,42s+,65o,54o</text:p>
          </table:table-cell>
          <table:table-cell table:formula="of:=RIGHT([.D146];3)" office:value-type="string" office:string-value="42s">
            <text:p>42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.2971342383107">
            <text:p>81.3</text:p>
          </table:table-cell>
          <table:table-cell office:value-type="string">
            <text:p>(&gt;J3o,22,T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</text:p>
          </table:table-cell>
          <table:table-cell office:value-type="string">
            <text:p>22+,A2+,K2+,Q2+,J2s+,T2s+,J3o+,92s+,T4o+,82s+,95o+,73s+,62s+,85o+,52s+,75o+,42s+,65o,54o</text:p>
          </table:table-cell>
          <table:table-cell table:formula="of:=RIGHT([.D147];3)" office:value-type="string" office:string-value="T4o">
            <text:p>T4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2021116138763">
            <text:p>82.2</text:p>
          </table:table-cell>
          <table:table-cell office:value-type="string">
            <text:p>(&gt;J2o,22,T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</text:p>
          </table:table-cell>
          <table:table-cell office:value-type="string">
            <text:p>22+,A2+,K2+,Q2+,J2+,T2s+,92s+,T4o+,82s+,95o+,73s+,62s+,85o+,52s+,75o+,42s+,65o,54o</text:p>
          </table:table-cell>
          <table:table-cell table:formula="of:=RIGHT([.D148];3)" office:value-type="string" office:string-value="J2o">
            <text:p>J2o</text:p>
          </table:table-cell>
        </table:table-row>
        <table:table-row table:style-name="ro1">
          <table:table-cell/>
          <table:table-cell office:value-type="float" office:value="82.5037707390649">
            <text:p>82.5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</text:p>
          </table:table-cell>
          <table:table-cell office:value-type="string">
            <text:p>22+,A2+,K2+,Q2+,J2+,T2s+,92s+,T4o+,82s+,95o+,72s+,62s+,85o+,52s+,75o+,42s+,65o,54o</text:p>
          </table:table-cell>
          <table:table-cell table:formula="of:=RIGHT([.D149];3)" office:value-type="string" office:string-value="72s">
            <text:p>72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3.4087481146305">
            <text:p>83.41</text:p>
          </table:table-cell>
          <table:table-cell office:value-type="string">
            <text:p>(&gt;T4o,22,6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</text:p>
          </table:table-cell>
          <table:table-cell office:value-type="string">
            <text:p>22+,A2+,K2+,Q2+,J2+,T2s+,92s+,T4o+,82s+,95o+,72s+,62s+,85o+,52s+,75o+,42s+,64o+,54o</text:p>
          </table:table-cell>
          <table:table-cell table:formula="of:=RIGHT([.D150];3)" office:value-type="string" office:string-value="64o">
            <text:p>64o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4.3137254901961">
            <text:p>84.31</text:p>
          </table:table-cell>
          <table:table-cell office:value-type="string">
            <text:p>(&gt;T3o,22,6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</text:p>
          </table:table-cell>
          <table:table-cell office:value-type="string">
            <text:p>22+,A2+,K2+,Q2+,J2+,T2s+,92s+,T3o+,82s+,95o+,72s+,62s+,85o+,52s+,75o+,42s+,64o+,54o</text:p>
          </table:table-cell>
          <table:table-cell table:formula="of:=RIGHT([.D151];3)" office:value-type="string" office:string-value="T3o">
            <text:p>T3o</text:p>
          </table:table-cell>
        </table:table-row>
        <table:table-row table:style-name="ro1">
          <table:table-cell/>
          <table:table-cell office:value-type="float" office:value="84.6153846153846">
            <text:p>84.62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</text:p>
          </table:table-cell>
          <table:table-cell office:value-type="string">
            <text:p>22+,A2+,K2+,Q2+,J2+,T2s+,92s+,T3o+,82s+,95o+,72s+,62s+,85o+,52s+,75o+,42s+,64o+,54o,32s</text:p>
          </table:table-cell>
          <table:table-cell table:formula="of:=RIGHT([.D152];3)" office:value-type="string" office:string-value="32s">
            <text:p>32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5.5203619909502">
            <text:p>85.52</text:p>
          </table:table-cell>
          <table:table-cell office:value-type="string">
            <text:p>(&gt;T3o,22,7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</text:p>
          </table:table-cell>
          <table:table-cell office:value-type="string">
            <text:p>22+,A2+,K2+,Q2+,J2+,T2s+,92s+,T3o+,82s+,95o+,72s+,62s+,85o+,52s+,74o+,42s+,64o+,54o,32s</text:p>
          </table:table-cell>
          <table:table-cell table:formula="of:=RIGHT([.D153];3)" office:value-type="string" office:string-value="74o">
            <text:p>74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6.4253393665159">
            <text:p>86.43</text:p>
          </table:table-cell>
          <table:table-cell office:value-type="string">
            <text:p>(&gt;T3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</text:p>
          </table:table-cell>
          <table:table-cell office:value-type="string">
            <text:p>22+,A2+,K2+,Q2+,J2+,T2s+,92s+,T3o+,82s+,95o+,72s+,62s+,84o+,52s+,74o+,42s+,64o+,54o,32s</text:p>
          </table:table-cell>
          <table:table-cell table:formula="of:=RIGHT([.D154];3)" office:value-type="string" office:string-value="84o">
            <text:p>84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7.3303167420815">
            <text:p>87.33</text:p>
          </table:table-cell>
          <table:table-cell office:value-type="string">
            <text:p>(&gt;T2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</text:p>
          </table:table-cell>
          <table:table-cell office:value-type="string">
            <text:p>22+,A2+,K2+,Q2+,J2+,T2+,92s+,82s+,95o+,72s+,62s+,84o+,52s+,74o+,42s+,64o+,54o,32s</text:p>
          </table:table-cell>
          <table:table-cell table:formula="of:=RIGHT([.D155];3)" office:value-type="string" office:string-value="T2o">
            <text:p>T2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8.2352941176471">
            <text:p>88.24</text:p>
          </table:table-cell>
          <table:table-cell office:value-type="string">
            <text:p>(&gt;94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</text:p>
          </table:table-cell>
          <table:table-cell office:value-type="string">
            <text:p>22+,A2+,K2+,Q2+,J2+,T2+,92s+,82s+,94o+,72s+,62s+,84o+,52s+,74o+,42s+,64o+,54o,32s</text:p>
          </table:table-cell>
          <table:table-cell table:formula="of:=RIGHT([.D156];3)" office:value-type="string" office:string-value="94o">
            <text:p>94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9.1402714932127">
            <text:p>89.14</text:p>
          </table:table-cell>
          <table:table-cell office:value-type="string">
            <text:p>(&gt;94o,22,5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</text:p>
          </table:table-cell>
          <table:table-cell office:value-type="string">
            <text:p>22+,A2+,K2+,Q2+,J2+,T2+,92s+,82s+,94o+,72s+,62s+,84o+,52s+,74o+,42s+,64o+,53o+,32s</text:p>
          </table:table-cell>
          <table:table-cell table:formula="of:=RIGHT([.D157];3)" office:value-type="string" office:string-value="53o">
            <text:p>53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452488687783">
            <text:p>90.05</text:p>
          </table:table-cell>
          <table:table-cell office:value-type="string">
            <text:p>(&gt;93o,22,5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</text:p>
          </table:table-cell>
          <table:table-cell office:value-type="string">
            <text:p>22+,A2+,K2+,Q2+,J2+,T2+,92s+,82s+,93o+,72s+,62s+,84o+,52s+,74o+,42s+,64o+,53o+,32s</text:p>
          </table:table-cell>
          <table:table-cell table:formula="of:=RIGHT([.D158];3)" office:value-type="string" office:string-value="93o">
            <text:p>93o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.9502262443439">
            <text:p>90.95</text:p>
          </table:table-cell>
          <table:table-cell office:value-type="string">
            <text:p>(&gt;93o,22,6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</text:p>
          </table:table-cell>
          <table:table-cell office:value-type="string">
            <text:p>22+,A2+,K2+,Q2+,J2+,T2+,92s+,82s+,93o+,72s+,62s+,84o+,52s+,74o+,42s+,63o+,53o+,32s</text:p>
          </table:table-cell>
          <table:table-cell table:formula="of:=RIGHT([.D159];3)" office:value-type="string" office:string-value="63o">
            <text:p>63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.8552036199095">
            <text:p>91.86</text:p>
          </table:table-cell>
          <table:table-cell office:value-type="string">
            <text:p>(&gt;93o,22,4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</text:p>
          </table:table-cell>
          <table:table-cell office:value-type="string">
            <text:p>22+,A2+,K2+,Q2+,J2+,T2+,92s+,82s+,93o+,72s+,62s+,84o+,52s+,74o+,42s+,63o+,53o+,32s,43o</text:p>
          </table:table-cell>
          <table:table-cell table:formula="of:=RIGHT([.D160];3)" office:value-type="string" office:string-value="43o">
            <text:p>43o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.7601809954751">
            <text:p>92.76</text:p>
          </table:table-cell>
          <table:table-cell office:value-type="string">
            <text:p>(&gt;92o,22,4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</text:p>
          </table:table-cell>
          <table:table-cell office:value-type="string">
            <text:p>22+,A2+,K2+,Q2+,J2+,T2+,92+,82s+,72s+,62s+,84o+,52s+,74o+,42s+,63o+,53o+,32s,43o</text:p>
          </table:table-cell>
          <table:table-cell table:formula="of:=RIGHT([.D161];3)" office:value-type="string" office:string-value="92o">
            <text:p>92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.6651583710407">
            <text:p>93.67</text:p>
          </table:table-cell>
          <table:table-cell office:value-type="string">
            <text:p>(&gt;84o,22,7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</text:p>
          </table:table-cell>
          <table:table-cell office:value-type="string">
            <text:p>22+,A2+,K2+,Q2+,J2+,T2+,92+,82s+,72s+,62s+,84o+,52s+,73o+,42s+,63o+,53o+,32s,43o</text:p>
          </table:table-cell>
          <table:table-cell table:formula="of:=RIGHT([.D162];3)" office:value-type="string" office:string-value="73o">
            <text:p>73o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.5701357466063">
            <text:p>94.57</text:p>
          </table:table-cell>
          <table:table-cell office:value-type="string">
            <text:p>(&gt;83o,22,7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</text:p>
          </table:table-cell>
          <table:table-cell office:value-type="string">
            <text:p>22+,A2+,K2+,Q2+,J2+,T2+,92+,82s+,72s+,62s+,83o+,52s+,73o+,42s+,63o+,53o+,32s,43o</text:p>
          </table:table-cell>
          <table:table-cell table:formula="of:=RIGHT([.D163];3)" office:value-type="string" office:string-value="83o">
            <text:p>83o</text:p>
          </table:table-cell>
        </table:table-row>
        <table:table-row table:style-name="ro1">
          <table:table-cell/>
          <table:table-cell office:value-type="float" office:value="95.4751131221719">
            <text:p>95.48</text:p>
          </table:table-cell>
          <table:table-cell/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</text:p>
          </table:table-cell>
          <table:table-cell office:value-type="string">
            <text:p>22+,A2+,K2+,Q2+,J2+,T2+,92+,82+,72s+,62s+,52s+,73o+,42s+,63o+,53o+,32s,43o</text:p>
          </table:table-cell>
          <table:table-cell table:formula="of:=RIGHT([.D164];3)" office:value-type="string" office:string-value="52o">
            <text:p>52o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6.3800904977376">
            <text:p>96.38</text:p>
          </table:table-cell>
          <table:table-cell office:value-type="string">
            <text:p>(&gt;82o,22,5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</text:p>
          </table:table-cell>
          <table:table-cell office:value-type="string">
            <text:p>22+,A2+,K2+,Q2+,J2+,T2+,92+,82+,72+,62s+,52s+,42s+,63o+,53o+,32s,43o</text:p>
          </table:table-cell>
          <table:table-cell table:formula="of:=RIGHT([.D165];3)" office:value-type="string" office:string-value="82o">
            <text:p>82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7.2850678733032">
            <text:p>97.29</text:p>
          </table:table-cell>
          <table:table-cell office:value-type="string">
            <text:p>(&gt;73o,22,4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</text:p>
          </table:table-cell>
          <table:table-cell office:value-type="string">
            <text:p>22+,A2+,K2+,Q2+,J2+,T2+,92+,82+,72+,62+,52s+,42s+,53o+,32s,43o</text:p>
          </table:table-cell>
          <table:table-cell table:formula="of:=RIGHT([.D166];3)" office:value-type="string" office:string-value="42o">
            <text:p>42o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8.1900452488688">
            <text:p>98.19</text:p>
          </table:table-cell>
          <table:table-cell office:value-type="string">
            <text:p>(&gt;73o,22,6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</text:p>
          </table:table-cell>
          <table:table-cell office:value-type="string">
            <text:p>22+,A2+,K2+,Q2+,J2+,T2+,92+,82+,72+,62+,52+,42s+,32s,43o</text:p>
          </table:table-cell>
          <table:table-cell table:formula="of:=RIGHT([.D167];3)" office:value-type="string" office:string-value="62o">
            <text:p>62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.0950226244344">
            <text:p>99.1</text:p>
          </table:table-cell>
          <table:table-cell office:value-type="string">
            <text:p>(&gt;72o,22,6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,72o</text:p>
          </table:table-cell>
          <table:table-cell office:value-type="string">
            <text:p>22+,A2+,K2+,Q2+,J2+,T2+,92+,82+,72+,62+,52+,42+,32s</text:p>
          </table:table-cell>
          <table:table-cell table:formula="of:=RIGHT([.D168];3)" office:value-type="string" office:string-value="72o">
            <text:p>72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(All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,72o,32o</text:p>
          </table:table-cell>
          <table:table-cell office:value-type="string">
            <text:p>22+,A2+,K2+,Q2+,J2+,T2+,92+,82+,72+,62+,52+,42+,32</text:p>
          </table:table-cell>
          <table:table-cell table:formula="of:=RIGHT([.D169];3)" office:value-type="string" office:string-value="32o">
            <text:p>32o</text:p>
          </table:table-cell>
        </table:table-row>
        <table:table-row table:style-name="ro1" table:number-rows-repeated="653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Excel_20_Built-in_20_Normal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904977375565611">
            <text:p>0.9</text:p>
          </table:table-cell>
          <table:table-cell office:value-type="string">
            <text:p>(&gt;KK)</text:p>
          </table:table-cell>
          <table:table-cell office:value-type="string">
            <text:p>AA,KK</text:p>
          </table:table-cell>
          <table:table-cell office:value-type="string">
            <text:p>AhAs,AhAc,AhAd,AsAc,AsAd,AcAd,KhKs,KhKc,KhKd,KsKc,KsKd,KcK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6244343891403">
            <text:p>2.26</text:p>
          </table:table-cell>
          <table:table-cell office:value-type="string">
            <text:p>(&gt;TT)</text:p>
          </table:table-cell>
          <table:table-cell office:value-type="string">
            <text:p>AA,KK,QQ,JJ,TT</text:p>
          </table:table-cell>
          <table:table-cell office:value-type="string">
            <text:p>AhAs,AhAc,AhAd,AsAc,AsAd,AcAd,KhKs,KhKc,KhKd,KsKc,KsKd,KcKd,QhQs,QhQc,QhQd,QsQc,QsQd,QcQd,JhJs,JhJc,JhJd,JsJc,JsJd,JcJd,ThTs,ThTc,ThTd,TsTc,TsTd,TcT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1659125188537">
            <text:p>3.02</text:p>
          </table:table-cell>
          <table:table-cell office:value-type="string">
            <text:p>(&gt;AKs,99)</text:p>
          </table:table-cell>
          <table:table-cell office:value-type="string">
            <text:p>AA,KK,QQ,JJ,TT,AKs,99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22322775263952">
            <text:p>4.22</text:p>
          </table:table-cell>
          <table:table-cell office:value-type="string">
            <text:p>(&gt;AQs,99)</text:p>
          </table:table-cell>
          <table:table-cell office:value-type="string">
            <text:p>AA,KK,QQ,JJ,TT,AKs,99,AQs,AK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2790346907994">
            <text:p>5.28</text:p>
          </table:table-cell>
          <table:table-cell office:value-type="string">
            <text:p>(&gt;AKo,88,KQs)</text:p>
          </table:table-cell>
          <table:table-cell office:value-type="string">
            <text:p>AA,KK,QQ,JJ,TT,AKs,99,AQs,AKo,AJs,KQs,88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48567119155355">
            <text:p>6.49</text:p>
          </table:table-cell>
          <table:table-cell office:value-type="string">
            <text:p>(&gt;AQo,88,ATs)</text:p>
          </table:table-cell>
          <table:table-cell office:value-type="string">
            <text:p>AA,KK,QQ,JJ,TT,AKs,99,AQs,AKo,AJs,KQs,88,ATs,AQ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8898944193062">
            <text:p>7.09</text:p>
          </table:table-cell>
          <table:table-cell office:value-type="string">
            <text:p>(&gt;AQo,88,KTs)</text:p>
          </table:table-cell>
          <table:table-cell office:value-type="string">
            <text:p>AA,KK,QQ,JJ,TT,AKs,99,AQs,AKo,AJs,KQs,88,ATs,AQo,KJs,KT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9562594268477">
            <text:p>8.3</text:p>
          </table:table-cell>
          <table:table-cell office:value-type="string">
            <text:p>(&gt;AJo,88,QJs)</text:p>
          </table:table-cell>
          <table:table-cell office:value-type="string">
            <text:p>AA,KK,QQ,JJ,TT,AKs,99,AQs,AKo,AJs,KQs,88,ATs,AQo,KJs,KTs,QJs,AJ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0060331825038">
            <text:p>9.2</text:p>
          </table:table-cell>
          <table:table-cell office:value-type="string">
            <text:p>(&gt;AJo,88,KQo)</text:p>
          </table:table-cell>
          <table:table-cell office:value-type="string">
            <text:p>AA,KK,QQ,JJ,TT,AKs,99,AQs,AKo,AJs,KQs,88,ATs,AQo,KJs,KTs,QJs,AJo,KQ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564102564103">
            <text:p>10.26</text:p>
          </table:table-cell>
          <table:table-cell office:value-type="string">
            <text:p>(&gt;AJo,77,QTs)</text:p>
          </table:table-cell>
          <table:table-cell office:value-type="string">
            <text:p>AA,KK,QQ,JJ,TT,AKs,99,AQs,AKo,AJs,KQs,88,ATs,AQo,KJs,KTs,QJs,AJo,KQo,QTs,A9s,77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1613876319759">
            <text:p>11.16</text:p>
          </table:table-cell>
          <table:table-cell office:value-type="string">
            <text:p>(&gt;ATo,77,QTs)</text:p>
          </table:table-cell>
          <table:table-cell office:value-type="string">
            <text:p>AA,KK,QQ,JJ,TT,AKs,99,AQs,AKo,AJs,KQs,88,ATs,AQo,KJs,KTs,QJs,AJo,KQo,QTs,A9s,77,AT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36802413273">
            <text:p>12.37</text:p>
          </table:table-cell>
          <table:table-cell office:value-type="string">
            <text:p>(&gt;ATo,77,KJo)</text:p>
          </table:table-cell>
          <table:table-cell office:value-type="string">
            <text:p>AA,KK,QQ,JJ,TT,AKs,99,AQs,AKo,AJs,KQs,88,ATs,AQo,KJs,KTs,QJs,AJo,KQo,QTs,A9s,77,ATo,JTs,KJ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9713423831071">
            <text:p>12.97</text:p>
          </table:table-cell>
          <table:table-cell office:value-type="string">
            <text:p>(&gt;ATo,77,K9s)</text:p>
          </table:table-cell>
          <table:table-cell office:value-type="string">
            <text:p>AA,KK,QQ,JJ,TT,AKs,99,AQs,AKo,AJs,KQs,88,ATs,AQo,KJs,KTs,QJs,AJo,KQo,QTs,A9s,77,ATo,JTs,KJo,A8s,K9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1779788838612">
            <text:p>14.18</text:p>
          </table:table-cell>
          <table:table-cell office:value-type="string">
            <text:p>(&gt;ATo,77,A7s)</text:p>
          </table:table-cell>
          <table:table-cell office:value-type="string">
            <text:p>AA,KK,QQ,JJ,TT,AKs,99,AQs,AKo,AJs,KQs,88,ATs,AQo,KJs,KTs,QJs,AJo,KQo,QTs,A9s,77,ATo,JTs,KJo,A8s,K9s,QJo,A7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0829562594268">
            <text:p>15.08</text:p>
          </table:table-cell>
          <table:table-cell office:value-type="string">
            <text:p>(&gt;ATo,77,KTo)</text:p>
          </table:table-cell>
          <table:table-cell office:value-type="string">
            <text:p>AA,KK,QQ,JJ,TT,AKs,99,AQs,AKo,AJs,KQs,88,ATs,AQo,KJs,KTs,QJs,AJo,KQo,QTs,A9s,77,ATo,JTs,KJo,A8s,K9s,QJo,A7s,KT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387631975867">
            <text:p>16.14</text:p>
          </table:table-cell>
          <table:table-cell office:value-type="string">
            <text:p>(&gt;ATo,66,A5s)</text:p>
          </table:table-cell>
          <table:table-cell office:value-type="string">
            <text:p>AA,KK,QQ,JJ,TT,AKs,99,AQs,AKo,AJs,KQs,88,ATs,AQo,KJs,KTs,QJs,AJo,KQo,QTs,A9s,77,ATo,JTs,KJo,A8s,K9s,QJo,A7s,KTo,Q9s,A5s,66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.3453996983409">
            <text:p>17.35</text:p>
          </table:table-cell>
          <table:table-cell office:value-type="string">
            <text:p>(&gt;ATo,66,QTo)</text:p>
          </table:table-cell>
          <table:table-cell office:value-type="string">
            <text:p>AA,KK,QQ,JJ,TT,AKs,99,AQs,AKo,AJs,KQs,88,ATs,AQo,KJs,KTs,QJs,AJo,KQo,QTs,A9s,77,ATo,JTs,KJo,A8s,K9s,QJo,A7s,KTo,Q9s,A5s,66,A6s,QT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552036199095">
            <text:p>18.55</text:p>
          </table:table-cell>
          <table:table-cell office:value-type="string">
            <text:p>(&gt;A9o,66,J9s)</text:p>
          </table:table-cell>
          <table:table-cell office:value-type="string">
            <text:p>AA,KK,QQ,JJ,TT,AKs,99,AQs,AKo,AJs,KQs,88,ATs,AQo,KJs,KTs,QJs,AJo,KQo,QTs,A9s,77,ATo,JTs,KJo,A8s,K9s,QJo,A7s,KTo,Q9s,A5s,66,A6s,QTo,J9s,A9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553544494721">
            <text:p>19.16</text:p>
          </table:table-cell>
          <table:table-cell office:value-type="string">
            <text:p>(&gt;A9o,66,T9s)</text:p>
          </table:table-cell>
          <table:table-cell office:value-type="string">
            <text:p>AA,KK,QQ,JJ,TT,AKs,99,AQs,AKo,AJs,KQs,88,ATs,AQo,KJs,KTs,QJs,AJo,KQo,QTs,A9s,77,ATo,JTs,KJo,A8s,K9s,QJo,A7s,KTo,Q9s,A5s,66,A6s,QTo,J9s,A9o,A4s,T9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.3619909502262">
            <text:p>20.36</text:p>
          </table:table-cell>
          <table:table-cell office:value-type="string">
            <text:p>(&gt;A9o,66,JTo)</text:p>
          </table:table-cell>
          <table:table-cell office:value-type="string">
            <text:p>AA,KK,QQ,JJ,TT,AKs,99,AQs,AKo,AJs,KQs,88,ATs,AQo,KJs,KTs,QJs,AJo,KQo,QTs,A9s,77,ATo,JTs,KJo,A8s,K9s,QJo,A7s,KTo,Q9s,A5s,66,A6s,QTo,J9s,A9o,A4s,T9s,K8s,JT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.5686274509804">
            <text:p>21.57</text:p>
          </table:table-cell>
          <table:table-cell office:value-type="string">
            <text:p>(&gt;A8o,66,K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.1719457013575">
            <text:p>22.17</text:p>
          </table:table-cell>
          <table:table-cell office:value-type="string">
            <text:p>(&gt;A8o,66,Q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.0769230769231">
            <text:p>23.08</text:p>
          </table:table-cell>
          <table:table-cell office:value-type="string">
            <text:p>(&gt;A8o,66,K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.9819004524887">
            <text:p>23.98</text:p>
          </table:table-cell>
          <table:table-cell office:value-type="string">
            <text:p>(&gt;A8o,66,J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1885369532428">
            <text:p>25.19</text:p>
          </table:table-cell>
          <table:table-cell office:value-type="string">
            <text:p>(&gt;A7o,66,T8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.5460030165913">
            <text:p>26.55</text:p>
          </table:table-cell>
          <table:table-cell office:value-type="string">
            <text:p>(&gt;A7o,55,Q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.1493212669683">
            <text:p>27.15</text:p>
          </table:table-cell>
          <table:table-cell office:value-type="string">
            <text:p>(&gt;A7o,55,K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.3559577677225">
            <text:p>28.36</text:p>
          </table:table-cell>
          <table:table-cell office:value-type="string">
            <text:p>(&gt;A7o,55,J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.2609351432881">
            <text:p>29.26</text:p>
          </table:table-cell>
          <table:table-cell office:value-type="string">
            <text:p>(&gt;A5o,55,J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.1659125188537">
            <text:p>30.17</text:p>
          </table:table-cell>
          <table:table-cell office:value-type="string">
            <text:p>(&gt;A5o,55,T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1.0708898944193">
            <text:p>31.07</text:p>
          </table:table-cell>
          <table:table-cell office:value-type="string">
            <text:p>(&gt;A5o,55,T9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.2775263951735">
            <text:p>32.28</text:p>
          </table:table-cell>
          <table:table-cell office:value-type="string">
            <text:p>(&gt;A5o,55,K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.1825037707391">
            <text:p>33.18</text:p>
          </table:table-cell>
          <table:table-cell office:value-type="string">
            <text:p>(&gt;A5o,55,T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.0874811463047">
            <text:p>34.09</text:p>
          </table:table-cell>
          <table:table-cell office:value-type="string">
            <text:p>(&gt;A4o,55,T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.9924585218703">
            <text:p>34.99</text:p>
          </table:table-cell>
          <table:table-cell office:value-type="string">
            <text:p>(&gt;A4o,55,87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.1990950226244">
            <text:p>36.2</text:p>
          </table:table-cell>
          <table:table-cell office:value-type="string">
            <text:p>(&gt;A4o,55,K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5565610859728">
            <text:p>37.56</text:p>
          </table:table-cell>
          <table:table-cell office:value-type="string">
            <text:p>(&gt;A4o,44,Q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4615384615385">
            <text:p>38.46</text:p>
          </table:table-cell>
          <table:table-cell office:value-type="string">
            <text:p>(&gt;A3o,44,Q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6681749622926">
            <text:p>39.67</text:p>
          </table:table-cell>
          <table:table-cell office:value-type="string">
            <text:p>(&gt;A3o,44,J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9698340874811">
            <text:p>39.97</text:p>
          </table:table-cell>
          <table:table-cell office:value-type="string">
            <text:p>(&gt;A3o,44,Q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.1764705882353">
            <text:p>41.18</text:p>
          </table:table-cell>
          <table:table-cell office:value-type="string">
            <text:p>(&gt;A3o,44,J6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.0814479638009">
            <text:p>42.08</text:p>
          </table:table-cell>
          <table:table-cell office:value-type="string">
            <text:p>(&gt;A3o,44,K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.9864253393665">
            <text:p>42.99</text:p>
          </table:table-cell>
          <table:table-cell office:value-type="string">
            <text:p>(&gt;A2o,44,K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4.1930618401207">
            <text:p>44.19</text:p>
          </table:table-cell>
          <table:table-cell office:value-type="string">
            <text:p>(&gt;K6o,44,98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5.0980392156863">
            <text:p>45.1</text:p>
          </table:table-cell>
          <table:table-cell office:value-type="string">
            <text:p>(&gt;K6o,44,86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.606334841629">
            <text:p>46.61</text:p>
          </table:table-cell>
          <table:table-cell office:value-type="string">
            <text:p>(&gt;K5o,44,J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.5113122171946">
            <text:p>47.51</text:p>
          </table:table-cell>
          <table:table-cell office:value-type="string">
            <text:p>(&gt;K5o,44,Q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.1146304675716">
            <text:p>48.11</text:p>
          </table:table-cell>
          <table:table-cell office:value-type="string">
            <text:p>(&gt;K5o,44,J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.868778280543">
            <text:p>48.87</text:p>
          </table:table-cell>
          <table:table-cell office:value-type="string">
            <text:p>(&gt;K5o,33,6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6787330316742">
            <text:p>50.68</text:p>
          </table:table-cell>
          <table:table-cell office:value-type="string">
            <text:p>(&gt;K5o,33,T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1.5837104072398">
            <text:p>51.58</text:p>
          </table:table-cell>
          <table:table-cell office:value-type="string">
            <text:p>(&gt;K4o,33,T7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2.1870286576169">
            <text:p>52.19</text:p>
          </table:table-cell>
          <table:table-cell office:value-type="string">
            <text:p>(&gt;K4o,33,T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3.0920060331825">
            <text:p>53.09</text:p>
          </table:table-cell>
          <table:table-cell office:value-type="string">
            <text:p>(&gt;K4o,33,Q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.6953242835596">
            <text:p>53.7</text:p>
          </table:table-cell>
          <table:table-cell office:value-type="string">
            <text:p>(&gt;K4o,33,9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.9019607843137">
            <text:p>54.9</text:p>
          </table:table-cell>
          <table:table-cell office:value-type="string">
            <text:p>(&gt;K4o,33,85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.1085972850679">
            <text:p>56.11</text:p>
          </table:table-cell>
          <table:table-cell office:value-type="string">
            <text:p>(&gt;K4o,33,T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7.0135746606335">
            <text:p>57.01</text:p>
          </table:table-cell>
          <table:table-cell office:value-type="string">
            <text:p>(&gt;K3o,33,T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8.5218702865762">
            <text:p>58.52</text:p>
          </table:table-cell>
          <table:table-cell office:value-type="string">
            <text:p>(&gt;K3o,33,Q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.1251885369532">
            <text:p>59.13</text:p>
          </table:table-cell>
          <table:table-cell office:value-type="string">
            <text:p>(&gt;K3o,33,6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.4826546003017">
            <text:p>60.48</text:p>
          </table:table-cell>
          <table:table-cell office:value-type="string">
            <text:p>(&gt;K2o,22,6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.7843137254902">
            <text:p>60.78</text:p>
          </table:table-cell>
          <table:table-cell office:value-type="string">
            <text:p>(&gt;Q5o,22,7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.9909502262443">
            <text:p>61.99</text:p>
          </table:table-cell>
          <table:table-cell office:value-type="string">
            <text:p>(&gt;Q5o,22,T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.89592760181">
            <text:p>62.9</text:p>
          </table:table-cell>
          <table:table-cell office:value-type="string">
            <text:p>(&gt;Q4o,22,T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.1025641025641">
            <text:p>64.1</text:p>
          </table:table-cell>
          <table:table-cell office:value-type="string">
            <text:p>(&gt;Q4o,22,94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.3092006033183">
            <text:p>65.31</text:p>
          </table:table-cell>
          <table:table-cell office:value-type="string">
            <text:p>(&gt;Q4o,22,8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6.2141779788839">
            <text:p>66.21</text:p>
          </table:table-cell>
          <table:table-cell office:value-type="string">
            <text:p>(&gt;Q4o,22,T6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7.1191553544495">
            <text:p>67.12</text:p>
          </table:table-cell>
          <table:table-cell office:value-type="string">
            <text:p>(&gt;Q4o,22,960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.7224736048265">
            <text:p>67.72</text:p>
          </table:table-cell>
          <table:table-cell office:value-type="string">
            <text:p>(&gt;Q4o,22,5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.6274509803922">
            <text:p>68.63</text:p>
          </table:table-cell>
          <table:table-cell office:value-type="string">
            <text:p>(&gt;Q3o,22,5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.1357466063348">
            <text:p>70.14</text:p>
          </table:table-cell>
          <table:table-cell office:value-type="string">
            <text:p>(&gt;Q3o,22,4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.7390648567119">
            <text:p>70.74</text:p>
          </table:table-cell>
          <table:table-cell office:value-type="string">
            <text:p>(&gt;Q3o,22,7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.6440422322775">
            <text:p>71.64</text:p>
          </table:table-cell>
          <table:table-cell office:value-type="string">
            <text:p>(&gt;Q3o,22,6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.5490196078431">
            <text:p>72.55</text:p>
          </table:table-cell>
          <table:table-cell office:value-type="string">
            <text:p>(&gt;Q2o,22,6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.7556561085973">
            <text:p>73.76</text:p>
          </table:table-cell>
          <table:table-cell office:value-type="string">
            <text:p>(&gt;J4o,22,83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.9622926093514">
            <text:p>74.96</text:p>
          </table:table-cell>
          <table:table-cell office:value-type="string">
            <text:p>(&gt;J4o,22,5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6.1689291101056">
            <text:p>76.17</text:p>
          </table:table-cell>
          <table:table-cell office:value-type="string">
            <text:p>(&gt;J4o,22,82s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7.0739064856712">
            <text:p>77.07</text:p>
          </table:table-cell>
          <table:table-cell office:value-type="string">
            <text:p>(&gt;J4o,22,T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.9788838612368">
            <text:p>77.98</text:p>
          </table:table-cell>
          <table:table-cell office:value-type="string">
            <text:p>(&gt;J4o,22,9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.8838612368024">
            <text:p>78.88</text:p>
          </table:table-cell>
          <table:table-cell office:value-type="string">
            <text:p>(&gt;J3o,22,95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.0904977375566">
            <text:p>80.09</text:p>
          </table:table-cell>
          <table:table-cell office:value-type="string">
            <text:p>(&gt;J3o,22,5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.2971342383107">
            <text:p>81.3</text:p>
          </table:table-cell>
          <table:table-cell office:value-type="string">
            <text:p>(&gt;J3o,22,T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2021116138763">
            <text:p>82.2</text:p>
          </table:table-cell>
          <table:table-cell office:value-type="string">
            <text:p>(&gt;J2o,22,T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3.4087481146305">
            <text:p>83.41</text:p>
          </table:table-cell>
          <table:table-cell office:value-type="string">
            <text:p>(&gt;T4o,22,6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4.3137254901961">
            <text:p>84.31</text:p>
          </table:table-cell>
          <table:table-cell office:value-type="string">
            <text:p>(&gt;T3o,22,6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5.5203619909502">
            <text:p>85.52</text:p>
          </table:table-cell>
          <table:table-cell office:value-type="string">
            <text:p>(&gt;T3o,22,7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6.4253393665159">
            <text:p>86.43</text:p>
          </table:table-cell>
          <table:table-cell office:value-type="string">
            <text:p>(&gt;T3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7.3303167420815">
            <text:p>87.33</text:p>
          </table:table-cell>
          <table:table-cell office:value-type="string">
            <text:p>(&gt;T2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8.2352941176471">
            <text:p>88.24</text:p>
          </table:table-cell>
          <table:table-cell office:value-type="string">
            <text:p>(&gt;94o,22,84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9.1402714932127">
            <text:p>89.14</text:p>
          </table:table-cell>
          <table:table-cell office:value-type="string">
            <text:p>(&gt;94o,22,5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452488687783">
            <text:p>90.05</text:p>
          </table:table-cell>
          <table:table-cell office:value-type="string">
            <text:p>(&gt;93o,22,5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.9502262443439">
            <text:p>90.95</text:p>
          </table:table-cell>
          <table:table-cell office:value-type="string">
            <text:p>(&gt;93o,22,6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.8552036199095">
            <text:p>91.86</text:p>
          </table:table-cell>
          <table:table-cell office:value-type="string">
            <text:p>(&gt;93o,22,4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.7601809954751">
            <text:p>92.76</text:p>
          </table:table-cell>
          <table:table-cell office:value-type="string">
            <text:p>(&gt;92o,22,4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.6651583710407">
            <text:p>93.67</text:p>
          </table:table-cell>
          <table:table-cell office:value-type="string">
            <text:p>(&gt;84o,22,7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.5701357466063">
            <text:p>94.57</text:p>
          </table:table-cell>
          <table:table-cell office:value-type="string">
            <text:p>(&gt;83o,22,73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6.3800904977376">
            <text:p>96.38</text:p>
          </table:table-cell>
          <table:table-cell office:value-type="string">
            <text:p>(&gt;82o,22,5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,5h2s,5h2c,5h2d,5s2h,5s2c,5s2d,5c2h,5c2s,5c2d,5d2h,5d2s,5d2c,8h2s,8h2c,8h2d,8s2h,8s2c,8s2d,8c2h,8c2s,8c2d,8d2h,8d2s,8d2c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7.2850678733032">
            <text:p>97.29</text:p>
          </table:table-cell>
          <table:table-cell office:value-type="string">
            <text:p>(&gt;73o,22,4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,5h2s,5h2c,5h2d,5s2h,5s2c,5s2d,5c2h,5c2s,5c2d,5d2h,5d2s,5d2c,8h2s,8h2c,8h2d,8s2h,8s2c,8s2d,8c2h,8c2s,8c2d,8d2h,8d2s,8d2c,4h2s,4h2c,4h2d,4s2h,4s2c,4s2d,4c2h,4c2s,4c2d,4d2h,4d2s,4d2c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8.1900452488688">
            <text:p>98.19</text:p>
          </table:table-cell>
          <table:table-cell office:value-type="string">
            <text:p>(&gt;73o,22,6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,5h2s,5h2c,5h2d,5s2h,5s2c,5s2d,5c2h,5c2s,5c2d,5d2h,5d2s,5d2c,8h2s,8h2c,8h2d,8s2h,8s2c,8s2d,8c2h,8c2s,8c2d,8d2h,8d2s,8d2c,4h2s,4h2c,4h2d,4s2h,4s2c,4s2d,4c2h,4c2s,4c2d,4d2h,4d2s,4d2c,6h2s,6h2c,6h2d,6s2h,6s2c,6s2d,6c2h,6c2s,6c2d,6d2h,6d2s,6d2c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.0950226244344">
            <text:p>99.1</text:p>
          </table:table-cell>
          <table:table-cell office:value-type="string">
            <text:p>(&gt;72o,22,62o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,7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,5h2s,5h2c,5h2d,5s2h,5s2c,5s2d,5c2h,5c2s,5c2d,5d2h,5d2s,5d2c,8h2s,8h2c,8h2d,8s2h,8s2c,8s2d,8c2h,8c2s,8c2d,8d2h,8d2s,8d2c,4h2s,4h2c,4h2d,4s2h,4s2c,4s2d,4c2h,4c2s,4c2d,4d2h,4d2s,4d2c,6h2s,6h2c,6h2d,6s2h,6s2c,6s2d,6c2h,6c2s,6c2d,6d2h,6d2s,6d2c,7h2s,7h2c,7h2d,7s2h,7s2c,7s2d,7c2h,7c2s,7c2d,7d2h,7d2s,7d2c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(All)</text:p>
          </table:table-cell>
          <table:table-cell office:value-type="string">
            <text:p>AA,KK,QQ,JJ,TT,AKs,99,AQs,AKo,AJs,KQs,88,ATs,AQo,KJs,KTs,QJs,AJo,KQo,QTs,A9s,77,ATo,JTs,KJo,A8s,K9s,QJo,A7s,KTo,Q9s,A5s,66,A6s,QTo,J9s,A9o,A4s,T9s,K8s,JTo,K7s,A8o,A3s,Q8s,K9o,A2s,K6s,J8s,T8s,A7o,55,Q9o,98s,K5s,Q7s,J9o,A5o,T9o,A6o,K4s,K8o,Q6s,J7s,T7s,A4o,97s,K3s,87s,Q5s,K7o,44,Q8o,A3o,K2s,J8o,Q4s,T8o,J6s,K6o,A2o,T6s,98o,76s,96s,86s,Q3s,J5s,K5o,Q7o,Q2s,J4s,65s,33,J7o,T7o,K4o,75s,T5s,Q6o,J3s,95s,87o,85s,97o,T4s,K3o,J2s,54s,Q5o,T3s,64s,22,K2o,74s,76o,T2s,Q4o,J6o,94s,84s,86o,T6o,96o,93s,53s,Q3o,J5o,63s,43s,92s,73s,65o,Q2o,J4o,83s,75o,52s,85o,82s,T5o,95o,J3o,62s,54o,42s,T4o,J2o,72s,64o,T3o,32s,74o,84o,T2o,94o,53o,93o,63o,43o,92o,73o,83o,52o,82o,42o,62o,72o,32o</text:p>
          </table:table-cell>
          <table:table-cell office:value-type="string">
            <text:p>AhAs,AhAc,AhAd,AsAc,AsAd,AcAd,KhKs,KhKc,KhKd,KsKc,KsKd,KcKd,QhQs,QhQc,QhQd,QsQc,QsQd,QcQd,JhJs,JhJc,JhJd,JsJc,JsJd,JcJd,ThTs,ThTc,ThTd,TsTc,TsTd,TcTd,AhKh,AsKs,AcKc,AdKd,9h9s,9h9c,9h9d,9s9c,9s9d,9c9d,AhQh,AsQs,AcQc,AdQd,AhKs,AhKc,AhKd,AsKh,AsKc,AsKd,AcKh,AcKs,AcKd,AdKh,AdKs,AdKc,AhJh,AsJs,AcJc,AdJd,KhQh,KsQs,KcQc,KdQd,8h8s,8h8c,8h8d,8s8c,8s8d,8c8d,AhTh,AsTs,AcTc,AdTd,AhQs,AhQc,AhQd,AsQh,AsQc,AsQd,AcQh,AcQs,AcQd,AdQh,AdQs,AdQc,KhJh,KsJs,KcJc,KdJd,KhTh,KsTs,KcTc,KdTd,QhJh,QsJs,QcJc,QdJd,AhJs,AhJc,AhJd,AsJh,AsJc,AsJd,AcJh,AcJs,AcJd,AdJh,AdJs,AdJc,KhQs,KhQc,KhQd,KsQh,KsQc,KsQd,KcQh,KcQs,KcQd,KdQh,KdQs,KdQc,QhTh,QsTs,QcTc,QdTd,Ah9h,As9s,Ac9c,Ad9d,7h7s,7h7c,7h7d,7s7c,7s7d,7c7d,AhTs,AhTc,AhTd,AsTh,AsTc,AsTd,AcTh,AcTs,AcTd,AdTh,AdTs,AdTc,JhTh,JsTs,JcTc,JdTd,KhJs,KhJc,KhJd,KsJh,KsJc,KsJd,KcJh,KcJs,KcJd,KdJh,KdJs,KdJc,Ah8h,As8s,Ac8c,Ad8d,Kh9h,Ks9s,Kc9c,Kd9d,QhJs,QhJc,QhJd,QsJh,QsJc,QsJd,QcJh,QcJs,QcJd,QdJh,QdJs,QdJc,Ah7h,As7s,Ac7c,Ad7d,KhTs,KhTc,KhTd,KsTh,KsTc,KsTd,KcTh,KcTs,KcTd,KdTh,KdTs,KdTc,Qh9h,Qs9s,Qc9c,Qd9d,Ah5h,As5s,Ac5c,Ad5d,6h6s,6h6c,6h6d,6s6c,6s6d,6c6d,Ah6h,As6s,Ac6c,Ad6d,QhTs,QhTc,QhTd,QsTh,QsTc,QsTd,QcTh,QcTs,QcTd,QdTh,QdTs,QdTc,Jh9h,Js9s,Jc9c,Jd9d,Ah9s,Ah9c,Ah9d,As9h,As9c,As9d,Ac9h,Ac9s,Ac9d,Ad9h,Ad9s,Ad9c,Ah4h,As4s,Ac4c,Ad4d,Th9h,Ts9s,Tc9c,Td9d,Kh8h,Ks8s,Kc8c,Kd8d,JhTs,JhTc,JhTd,JsTh,JsTc,JsTd,JcTh,JcTs,JcTd,JdTh,JdTs,JdTc,Kh7h,Ks7s,Kc7c,Kd7d,Ah8s,Ah8c,Ah8d,As8h,As8c,As8d,Ac8h,Ac8s,Ac8d,Ad8h,Ad8s,Ad8c,Ah3h,As3s,Ac3c,Ad3d,Qh8h,Qs8s,Qc8c,Qd8d,Kh9s,Kh9c,Kh9d,Ks9h,Ks9c,Ks9d,Kc9h,Kc9s,Kc9d,Kd9h,Kd9s,Kd9c,Ah2h,As2s,Ac2c,Ad2d,Kh6h,Ks6s,Kc6c,Kd6d,Jh8h,Js8s,Jc8c,Jd8d,Th8h,Ts8s,Tc8c,Td8d,Ah7s,Ah7c,Ah7d,As7h,As7c,As7d,Ac7h,Ac7s,Ac7d,Ad7h,Ad7s,Ad7c,5h5s,5h5c,5h5d,5s5c,5s5d,5c5d,Qh9s,Qh9c,Qh9d,Qs9h,Qs9c,Qs9d,Qc9h,Qc9s,Qc9d,Qd9h,Qd9s,Qd9c,9h8h,9s8s,9c8c,9d8d,Kh5h,Ks5s,Kc5c,Kd5d,Qh7h,Qs7s,Qc7c,Qd7d,Jh9s,Jh9c,Jh9d,Js9h,Js9c,Js9d,Jc9h,Jc9s,Jc9d,Jd9h,Jd9s,Jd9c,Ah5s,Ah5c,Ah5d,As5h,As5c,As5d,Ac5h,Ac5s,Ac5d,Ad5h,Ad5s,Ad5c,Th9s,Th9c,Th9d,Ts9h,Ts9c,Ts9d,Tc9h,Tc9s,Tc9d,Td9h,Td9s,Td9c,Ah6s,Ah6c,Ah6d,As6h,As6c,As6d,Ac6h,Ac6s,Ac6d,Ad6h,Ad6s,Ad6c,Kh4h,Ks4s,Kc4c,Kd4d,Kh8s,Kh8c,Kh8d,Ks8h,Ks8c,Ks8d,Kc8h,Kc8s,Kc8d,Kd8h,Kd8s,Kd8c,Qh6h,Qs6s,Qc6c,Qd6d,Jh7h,Js7s,Jc7c,Jd7d,Th7h,Ts7s,Tc7c,Td7d,Ah4s,Ah4c,Ah4d,As4h,As4c,As4d,Ac4h,Ac4s,Ac4d,Ad4h,Ad4s,Ad4c,9h7h,9s7s,9c7c,9d7d,Kh3h,Ks3s,Kc3c,Kd3d,8h7h,8s7s,8c7c,8d7d,Qh5h,Qs5s,Qc5c,Qd5d,Kh7s,Kh7c,Kh7d,Ks7h,Ks7c,Ks7d,Kc7h,Kc7s,Kc7d,Kd7h,Kd7s,Kd7c,4h4s,4h4c,4h4d,4s4c,4s4d,4c4d,Qh8s,Qh8c,Qh8d,Qs8h,Qs8c,Qs8d,Qc8h,Qc8s,Qc8d,Qd8h,Qd8s,Qd8c,Ah3s,Ah3c,Ah3d,As3h,As3c,As3d,Ac3h,Ac3s,Ac3d,Ad3h,Ad3s,Ad3c,Kh2h,Ks2s,Kc2c,Kd2d,Jh8s,Jh8c,Jh8d,Js8h,Js8c,Js8d,Jc8h,Jc8s,Jc8d,Jd8h,Jd8s,Jd8c,Qh4h,Qs4s,Qc4c,Qd4d,Th8s,Th8c,Th8d,Ts8h,Ts8c,Ts8d,Tc8h,Tc8s,Tc8d,Td8h,Td8s,Td8c,Jh6h,Js6s,Jc6c,Jd6d,Kh6s,Kh6c,Kh6d,Ks6h,Ks6c,Ks6d,Kc6h,Kc6s,Kc6d,Kd6h,Kd6s,Kd6c,Ah2s,Ah2c,Ah2d,As2h,As2c,As2d,Ac2h,Ac2s,Ac2d,Ad2h,Ad2s,Ad2c,Th6h,Ts6s,Tc6c,Td6d,9h8s,9h8c,9h8d,9s8h,9s8c,9s8d,9c8h,9c8s,9c8d,9d8h,9d8s,9d8c,7h6h,7s6s,7c6c,7d6d,9h6h,9s6s,9c6c,9d6d,8h6h,8s6s,8c6c,8d6d,Qh3h,Qs3s,Qc3c,Qd3d,Jh5h,Js5s,Jc5c,Jd5d,Kh5s,Kh5c,Kh5d,Ks5h,Ks5c,Ks5d,Kc5h,Kc5s,Kc5d,Kd5h,Kd5s,Kd5c,Qh7s,Qh7c,Qh7d,Qs7h,Qs7c,Qs7d,Qc7h,Qc7s,Qc7d,Qd7h,Qd7s,Qd7c,Qh2h,Qs2s,Qc2c,Qd2d,Jh4h,Js4s,Jc4c,Jd4d,6h5h,6s5s,6c5c,6d5d,3h3s,3h3c,3h3d,3s3c,3s3d,3c3d,Jh7s,Jh7c,Jh7d,Js7h,Js7c,Js7d,Jc7h,Jc7s,Jc7d,Jd7h,Jd7s,Jd7c,Th7s,Th7c,Th7d,Ts7h,Ts7c,Ts7d,Tc7h,Tc7s,Tc7d,Td7h,Td7s,Td7c,Kh4s,Kh4c,Kh4d,Ks4h,Ks4c,Ks4d,Kc4h,Kc4s,Kc4d,Kd4h,Kd4s,Kd4c,7h5h,7s5s,7c5c,7d5d,Th5h,Ts5s,Tc5c,Td5d,Qh6s,Qh6c,Qh6d,Qs6h,Qs6c,Qs6d,Qc6h,Qc6s,Qc6d,Qd6h,Qd6s,Qd6c,Jh3h,Js3s,Jc3c,Jd3d,9h5h,9s5s,9c5c,9d5d,8h7s,8h7c,8h7d,8s7h,8s7c,8s7d,8c7h,8c7s,8c7d,8d7h,8d7s,8d7c,8h5h,8s5s,8c5c,8d5d,9h7s,9h7c,9h7d,9s7h,9s7c,9s7d,9c7h,9c7s,9c7d,9d7h,9d7s,9d7c,Th4h,Ts4s,Tc4c,Td4d,Kh3s,Kh3c,Kh3d,Ks3h,Ks3c,Ks3d,Kc3h,Kc3s,Kc3d,Kd3h,Kd3s,Kd3c,Jh2h,Js2s,Jc2c,Jd2d,5h4h,5s4s,5c4c,5d4d,Qh5s,Qh5c,Qh5d,Qs5h,Qs5c,Qs5d,Qc5h,Qc5s,Qc5d,Qd5h,Qd5s,Qd5c,Th3h,Ts3s,Tc3c,Td3d,6h4h,6s4s,6c4c,6d4d,2h2s,2h2c,2h2d,2s2c,2s2d,2c2d,Kh2s,Kh2c,Kh2d,Ks2h,Ks2c,Ks2d,Kc2h,Kc2s,Kc2d,Kd2h,Kd2s,Kd2c,7h4h,7s4s,7c4c,7d4d,7h6s,7h6c,7h6d,7s6h,7s6c,7s6d,7c6h,7c6s,7c6d,7d6h,7d6s,7d6c,Th2h,Ts2s,Tc2c,Td2d,Qh4s,Qh4c,Qh4d,Qs4h,Qs4c,Qs4d,Qc4h,Qc4s,Qc4d,Qd4h,Qd4s,Qd4c,Jh6s,Jh6c,Jh6d,Js6h,Js6c,Js6d,Jc6h,Jc6s,Jc6d,Jd6h,Jd6s,Jd6c,9h4h,9s4s,9c4c,9d4d,8h4h,8s4s,8c4c,8d4d,8h6s,8h6c,8h6d,8s6h,8s6c,8s6d,8c6h,8c6s,8c6d,8d6h,8d6s,8d6c,Th6s,Th6c,Th6d,Ts6h,Ts6c,Ts6d,Tc6h,Tc6s,Tc6d,Td6h,Td6s,Td6c,9h6s,9h6c,9h6d,9s6h,9s6c,9s6d,9c6h,9c6s,9c6d,9d6h,9d6s,9d6c,9h3h,9s3s,9c3c,9d3d,5h3h,5s3s,5c3c,5d3d,Qh3s,Qh3c,Qh3d,Qs3h,Qs3c,Qs3d,Qc3h,Qc3s,Qc3d,Qd3h,Qd3s,Qd3c,Jh5s,Jh5c,Jh5d,Js5h,Js5c,Js5d,Jc5h,Jc5s,Jc5d,Jd5h,Jd5s,Jd5c,6h3h,6s3s,6c3c,6d3d,4h3h,4s3s,4c3c,4d3d,9h2h,9s2s,9c2c,9d2d,7h3h,7s3s,7c3c,7d3d,6h5s,6h5c,6h5d,6s5h,6s5c,6s5d,6c5h,6c5s,6c5d,6d5h,6d5s,6d5c,Qh2s,Qh2c,Qh2d,Qs2h,Qs2c,Qs2d,Qc2h,Qc2s,Qc2d,Qd2h,Qd2s,Qd2c,Jh4s,Jh4c,Jh4d,Js4h,Js4c,Js4d,Jc4h,Jc4s,Jc4d,Jd4h,Jd4s,Jd4c,8h3h,8s3s,8c3c,8d3d,7h5s,7h5c,7h5d,7s5h,7s5c,7s5d,7c5h,7c5s,7c5d,7d5h,7d5s,7d5c,5h2h,5s2s,5c2c,5d2d,8h5s,8h5c,8h5d,8s5h,8s5c,8s5d,8c5h,8c5s,8c5d,8d5h,8d5s,8d5c,8h2h,8s2s,8c2c,8d2d,Th5s,Th5c,Th5d,Ts5h,Ts5c,Ts5d,Tc5h,Tc5s,Tc5d,Td5h,Td5s,Td5c,9h5s,9h5c,9h5d,9s5h,9s5c,9s5d,9c5h,9c5s,9c5d,9d5h,9d5s,9d5c,Jh3s,Jh3c,Jh3d,Js3h,Js3c,Js3d,Jc3h,Jc3s,Jc3d,Jd3h,Jd3s,Jd3c,6h2h,6s2s,6c2c,6d2d,5h4s,5h4c,5h4d,5s4h,5s4c,5s4d,5c4h,5c4s,5c4d,5d4h,5d4s,5d4c,4h2h,4s2s,4c2c,4d2d,Th4s,Th4c,Th4d,Ts4h,Ts4c,Ts4d,Tc4h,Tc4s,Tc4d,Td4h,Td4s,Td4c,Jh2s,Jh2c,Jh2d,Js2h,Js2c,Js2d,Jc2h,Jc2s,Jc2d,Jd2h,Jd2s,Jd2c,7h2h,7s2s,7c2c,7d2d,6h4s,6h4c,6h4d,6s4h,6s4c,6s4d,6c4h,6c4s,6c4d,6d4h,6d4s,6d4c,Th3s,Th3c,Th3d,Ts3h,Ts3c,Ts3d,Tc3h,Tc3s,Tc3d,Td3h,Td3s,Td3c,3h2h,3s2s,3c2c,3d2d,7h4s,7h4c,7h4d,7s4h,7s4c,7s4d,7c4h,7c4s,7c4d,7d4h,7d4s,7d4c,8h4s,8h4c,8h4d,8s4h,8s4c,8s4d,8c4h,8c4s,8c4d,8d4h,8d4s,8d4c,Th2s,Th2c,Th2d,Ts2h,Ts2c,Ts2d,Tc2h,Tc2s,Tc2d,Td2h,Td2s,Td2c,9h4s,9h4c,9h4d,9s4h,9s4c,9s4d,9c4h,9c4s,9c4d,9d4h,9d4s,9d4c,5h3s,5h3c,5h3d,5s3h,5s3c,5s3d,5c3h,5c3s,5c3d,5d3h,5d3s,5d3c,9h3s,9h3c,9h3d,9s3h,9s3c,9s3d,9c3h,9c3s,9c3d,9d3h,9d3s,9d3c,6h3s,6h3c,6h3d,6s3h,6s3c,6s3d,6c3h,6c3s,6c3d,6d3h,6d3s,6d3c,4h3s,4h3c,4h3d,4s3h,4s3c,4s3d,4c3h,4c3s,4c3d,4d3h,4d3s,4d3c,9h2s,9h2c,9h2d,9s2h,9s2c,9s2d,9c2h,9c2s,9c2d,9d2h,9d2s,9d2c,7h3s,7h3c,7h3d,7s3h,7s3c,7s3d,7c3h,7c3s,7c3d,7d3h,7d3s,7d3c,8h3s,8h3c,8h3d,8s3h,8s3c,8s3d,8c3h,8c3s,8c3d,8d3h,8d3s,8d3c,5h2s,5h2c,5h2d,5s2h,5s2c,5s2d,5c2h,5c2s,5c2d,5d2h,5d2s,5d2c,8h2s,8h2c,8h2d,8s2h,8s2c,8s2d,8c2h,8c2s,8c2d,8d2h,8d2s,8d2c,4h2s,4h2c,4h2d,4s2h,4s2c,4s2d,4c2h,4c2s,4c2d,4d2h,4d2s,4d2c,6h2s,6h2c,6h2d,6s2h,6s2c,6s2d,6c2h,6c2s,6c2d,6d2h,6d2s,6d2c,7h2s,7h2c,7h2d,7s2h,7s2c,7s2d,7c2h,7c2s,7c2d,7d2h,7d2s,7d2c,3h2s,3h2c,3h2d,3s2h,3s2c,3s2d,3c2h,3c2s,3c2d,3d2h,3d2s,3d2c</text:p>
          </table:table-cell>
        </table:table-row>
        <table:table-row table:style-name="ro1" table:number-rows-repeated="654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2" table:default-cell-style-name="Excel_20_Built-in_20_Normal"/>
        <table:table-column table:style-name="co2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904977375565611">
            <text:p>0.9</text:p>
          </table:table-cell>
          <table:table-cell office:value-type="string">
            <text:p>(&gt;KK)</text:p>
          </table:table-cell>
          <table:table-cell office:value-type="string">
            <text:p>KK+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6244343891403">
            <text:p>2.26</text:p>
          </table:table-cell>
          <table:table-cell office:value-type="string">
            <text:p>(&gt;TT)</text:p>
          </table:table-cell>
          <table:table-cell office:value-type="string">
            <text:p>TT+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1659125188537">
            <text:p>3.02</text:p>
          </table:table-cell>
          <table:table-cell office:value-type="string">
            <text:p>(&gt;AKs,99)</text:p>
          </table:table-cell>
          <table:table-cell office:value-type="string">
            <text:p>99+,AK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22322775263952">
            <text:p>4.22</text:p>
          </table:table-cell>
          <table:table-cell office:value-type="string">
            <text:p>(&gt;AQs,99)</text:p>
          </table:table-cell>
          <table:table-cell office:value-type="string">
            <text:p>99+,AQs+,AK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2790346907994">
            <text:p>5.28</text:p>
          </table:table-cell>
          <table:table-cell office:value-type="string">
            <text:p>(&gt;AKo,88,KQs)</text:p>
          </table:table-cell>
          <table:table-cell office:value-type="string">
            <text:p>88+,AJs+,AKo,KQ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48567119155355">
            <text:p>6.49</text:p>
          </table:table-cell>
          <table:table-cell office:value-type="string">
            <text:p>(&gt;AQo,88,ATs)</text:p>
          </table:table-cell>
          <table:table-cell office:value-type="string">
            <text:p>88+,ATs+,AQo+,KQ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8898944193062">
            <text:p>7.09</text:p>
          </table:table-cell>
          <table:table-cell office:value-type="string">
            <text:p>(&gt;AQo,88,KTs)</text:p>
          </table:table-cell>
          <table:table-cell office:value-type="string">
            <text:p>88+,ATs+,AQo+,KTs+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9562594268477">
            <text:p>8.3</text:p>
          </table:table-cell>
          <table:table-cell office:value-type="string">
            <text:p>(&gt;AJo,88,QJs)</text:p>
          </table:table-cell>
          <table:table-cell office:value-type="string">
            <text:p>88+,ATs+,AJo+,KTs+,QJ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0060331825038">
            <text:p>9.2</text:p>
          </table:table-cell>
          <table:table-cell office:value-type="string">
            <text:p>(&gt;AJo,88,KQo)</text:p>
          </table:table-cell>
          <table:table-cell office:value-type="string">
            <text:p>88+,ATs+,AJo+,KTs+,QJs,KQ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564102564103">
            <text:p>10.26</text:p>
          </table:table-cell>
          <table:table-cell office:value-type="string">
            <text:p>(&gt;AJo,77,QTs)</text:p>
          </table:table-cell>
          <table:table-cell office:value-type="string">
            <text:p>77+,A9s+,AJo+,KTs+,QTs+,KQ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1613876319759">
            <text:p>11.16</text:p>
          </table:table-cell>
          <table:table-cell office:value-type="string">
            <text:p>(&gt;ATo,77,QTs)</text:p>
          </table:table-cell>
          <table:table-cell office:value-type="string">
            <text:p>77+,A9s+,ATo+,KTs+,QTs+,KQ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36802413273">
            <text:p>12.37</text:p>
          </table:table-cell>
          <table:table-cell office:value-type="string">
            <text:p>(&gt;ATo,77,KJo)</text:p>
          </table:table-cell>
          <table:table-cell office:value-type="string">
            <text:p>77+,A9s+,ATo+,KTs+,QTs+,KJo+,JT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9713423831071">
            <text:p>12.97</text:p>
          </table:table-cell>
          <table:table-cell office:value-type="string">
            <text:p>(&gt;ATo,77,K9s)</text:p>
          </table:table-cell>
          <table:table-cell office:value-type="string">
            <text:p>77+,A8s+,ATo+,K9s+,QTs+,KJo+,JT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1779788838612">
            <text:p>14.18</text:p>
          </table:table-cell>
          <table:table-cell office:value-type="string">
            <text:p>(&gt;ATo,77,A7s)</text:p>
          </table:table-cell>
          <table:table-cell office:value-type="string">
            <text:p>77+,A7s+,ATo+,K9s+,QTs+,KJo+,JTs,QJ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0829562594268">
            <text:p>15.08</text:p>
          </table:table-cell>
          <table:table-cell office:value-type="string">
            <text:p>(&gt;ATo,77,KTo)</text:p>
          </table:table-cell>
          <table:table-cell office:value-type="string">
            <text:p>77+,A7s+,ATo+,K9s+,QTs+,KTo+,JTs,QJ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387631975867">
            <text:p>16.14</text:p>
          </table:table-cell>
          <table:table-cell office:value-type="string">
            <text:p>(&gt;ATo,66,A5s)</text:p>
          </table:table-cell>
          <table:table-cell office:value-type="string">
            <text:p>66+,A6s+,ATo+,K9s+,Q9s+,KTo+,JTs,QJ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.3453996983409">
            <text:p>17.35</text:p>
          </table:table-cell>
          <table:table-cell office:value-type="string">
            <text:p>(&gt;ATo,66,QTo)</text:p>
          </table:table-cell>
          <table:table-cell office:value-type="string">
            <text:p>66+,A5s+,ATo+,K9s+,Q9s+,KTo+,JTs,QTo+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552036199095">
            <text:p>18.55</text:p>
          </table:table-cell>
          <table:table-cell office:value-type="string">
            <text:p>(&gt;A9o,66,J9s)</text:p>
          </table:table-cell>
          <table:table-cell office:value-type="string">
            <text:p>66+,A5s+,A9o+,K9s+,Q9s+,KTo+,J9s+,QTo+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553544494721">
            <text:p>19.16</text:p>
          </table:table-cell>
          <table:table-cell office:value-type="string">
            <text:p>(&gt;A9o,66,T9s)</text:p>
          </table:table-cell>
          <table:table-cell office:value-type="string">
            <text:p>66+,A4s+,A9o+,K9s+,Q9s+,KTo+,J9s+,QTo+,T9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.3619909502262">
            <text:p>20.36</text:p>
          </table:table-cell>
          <table:table-cell office:value-type="string">
            <text:p>(&gt;A9o,66,JTo)</text:p>
          </table:table-cell>
          <table:table-cell office:value-type="string">
            <text:p>66+,A4s+,A9o+,K8s+,Q9s+,KTo+,J9s+,QTo+,T9s,JT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.5686274509804">
            <text:p>21.57</text:p>
          </table:table-cell>
          <table:table-cell office:value-type="string">
            <text:p>(&gt;A8o,66,K7s)</text:p>
          </table:table-cell>
          <table:table-cell office:value-type="string">
            <text:p>66+,A4s+,A8o+,K7s+,Q9s+,KTo+,J9s+,QTo+,T9s,JT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.1719457013575">
            <text:p>22.17</text:p>
          </table:table-cell>
          <table:table-cell office:value-type="string">
            <text:p>(&gt;A8o,66,Q8s)</text:p>
          </table:table-cell>
          <table:table-cell office:value-type="string">
            <text:p>66+,A3s+,A8o+,K7s+,Q8s+,KTo+,J9s+,QTo+,T9s,JT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.0769230769231">
            <text:p>23.08</text:p>
          </table:table-cell>
          <table:table-cell office:value-type="string">
            <text:p>(&gt;A8o,66,K9o)</text:p>
          </table:table-cell>
          <table:table-cell office:value-type="string">
            <text:p>66+,A3s+,A8o+,K7s+,Q8s+,K9o+,J9s+,QTo+,T9s,JT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.9819004524887">
            <text:p>23.98</text:p>
          </table:table-cell>
          <table:table-cell office:value-type="string">
            <text:p>(&gt;A8o,66,J8s)</text:p>
          </table:table-cell>
          <table:table-cell office:value-type="string">
            <text:p>66+,A2s+,A8o+,K6s+,Q8s+,K9o+,J8s+,QTo+,T9s,JT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1885369532428">
            <text:p>25.19</text:p>
          </table:table-cell>
          <table:table-cell office:value-type="string">
            <text:p>(&gt;A7o,66,T8s)</text:p>
          </table:table-cell>
          <table:table-cell office:value-type="string">
            <text:p>66+,A2s+,A7o+,K6s+,Q8s+,K9o+,J8s+,QTo+,T8s+,JT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.5460030165913">
            <text:p>26.55</text:p>
          </table:table-cell>
          <table:table-cell office:value-type="string">
            <text:p>(&gt;A7o,55,Q9o)</text:p>
          </table:table-cell>
          <table:table-cell office:value-type="string">
            <text:p>55+,A2s+,A7o+,K6s+,Q8s+,K9o+,J8s+,Q9o+,T8s+,JT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.1493212669683">
            <text:p>27.15</text:p>
          </table:table-cell>
          <table:table-cell office:value-type="string">
            <text:p>(&gt;A7o,55,K5s)</text:p>
          </table:table-cell>
          <table:table-cell office:value-type="string">
            <text:p>55+,A2s+,A7o+,K5s+,Q8s+,K9o+,J8s+,Q9o+,T8s+,JTo,98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.3559577677225">
            <text:p>28.36</text:p>
          </table:table-cell>
          <table:table-cell office:value-type="string">
            <text:p>(&gt;A7o,55,J9o)</text:p>
          </table:table-cell>
          <table:table-cell office:value-type="string">
            <text:p>55+,A2s+,A7o+,K5s+,Q7s+,K9o+,J8s+,Q9o+,T8s+,J9o+,98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.2609351432881">
            <text:p>29.26</text:p>
          </table:table-cell>
          <table:table-cell office:value-type="string">
            <text:p>(&gt;A5o,55,J9o)</text:p>
          </table:table-cell>
          <table:table-cell office:value-type="string">
            <text:p>55+,A2s+,A6o+,K5s+,Q7s+,K9o+,J8s+,Q9o+,T8s+,J9o+,98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.1659125188537">
            <text:p>30.17</text:p>
          </table:table-cell>
          <table:table-cell office:value-type="string">
            <text:p>(&gt;A5o,55,T9o)</text:p>
          </table:table-cell>
          <table:table-cell office:value-type="string">
            <text:p>55+,A2s+,A6o+,K5s+,Q7s+,K9o+,J8s+,Q9o+,T8s+,J9o+,98s,T9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1.0708898944193">
            <text:p>31.07</text:p>
          </table:table-cell>
          <table:table-cell office:value-type="string">
            <text:p>(&gt;A5o,55,T9o)</text:p>
          </table:table-cell>
          <table:table-cell office:value-type="string">
            <text:p>55+,A2s+,A5o+,K5s+,Q7s+,K9o+,J8s+,Q9o+,T8s+,J9o+,98s,T9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.2775263951735">
            <text:p>32.28</text:p>
          </table:table-cell>
          <table:table-cell office:value-type="string">
            <text:p>(&gt;A5o,55,K8o)</text:p>
          </table:table-cell>
          <table:table-cell office:value-type="string">
            <text:p>55+,A2s+,A5o+,K4s+,Q7s+,K8o+,J8s+,Q9o+,T8s+,J9o+,98s,T9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.1825037707391">
            <text:p>33.18</text:p>
          </table:table-cell>
          <table:table-cell office:value-type="string">
            <text:p>(&gt;A5o,55,T7s)</text:p>
          </table:table-cell>
          <table:table-cell office:value-type="string">
            <text:p>55+,A2s+,A5o+,K4s+,Q6s+,K8o+,J7s+,Q9o+,T7s+,J9o+,98s,T9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.0874811463047">
            <text:p>34.09</text:p>
          </table:table-cell>
          <table:table-cell office:value-type="string">
            <text:p>(&gt;A4o,55,T7s)</text:p>
          </table:table-cell>
          <table:table-cell office:value-type="string">
            <text:p>55+,A2s+,A4o+,K4s+,Q6s+,K8o+,J7s+,Q9o+,T7s+,J9o+,98s,T9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.9924585218703">
            <text:p>34.99</text:p>
          </table:table-cell>
          <table:table-cell office:value-type="string">
            <text:p>(&gt;A4o,55,87s)</text:p>
          </table:table-cell>
          <table:table-cell office:value-type="string">
            <text:p>55+,A2s+,A4o+,K3s+,Q6s+,K8o+,J7s+,Q9o+,T7s+,J9o+,97s+,T9o,87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.1990950226244">
            <text:p>36.2</text:p>
          </table:table-cell>
          <table:table-cell office:value-type="string">
            <text:p>(&gt;A4o,55,K7o)</text:p>
          </table:table-cell>
          <table:table-cell office:value-type="string">
            <text:p>55+,A2s+,A4o+,K3s+,Q5s+,K7o+,J7s+,Q9o+,T7s+,J9o+,97s+,T9o,87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5565610859728">
            <text:p>37.56</text:p>
          </table:table-cell>
          <table:table-cell office:value-type="string">
            <text:p>(&gt;A4o,44,Q8o)</text:p>
          </table:table-cell>
          <table:table-cell office:value-type="string">
            <text:p>44+,A2s+,A4o+,K3s+,Q5s+,K7o+,J7s+,Q8o+,T7s+,J9o+,97s+,T9o,87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4615384615385">
            <text:p>38.46</text:p>
          </table:table-cell>
          <table:table-cell office:value-type="string">
            <text:p>(&gt;A3o,44,Q8o)</text:p>
          </table:table-cell>
          <table:table-cell office:value-type="string">
            <text:p>44+,A2s+,A3o+,K3s+,Q5s+,K7o+,J7s+,Q8o+,T7s+,J9o+,97s+,T9o,87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6681749622926">
            <text:p>39.67</text:p>
          </table:table-cell>
          <table:table-cell office:value-type="string">
            <text:p>(&gt;A3o,44,J8o)</text:p>
          </table:table-cell>
          <table:table-cell office:value-type="string">
            <text:p>44+,A2s+,A3o+,K2s+,Q5s+,K7o+,J7s+,Q8o+,T7s+,J8o+,97s+,T9o,87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9698340874811">
            <text:p>39.97</text:p>
          </table:table-cell>
          <table:table-cell office:value-type="string">
            <text:p>(&gt;A3o,44,Q4s)</text:p>
          </table:table-cell>
          <table:table-cell office:value-type="string">
            <text:p>44+,A2s+,A3o+,K2s+,Q4s+,K7o+,J7s+,Q8o+,T7s+,J8o+,97s+,T9o,87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.1764705882353">
            <text:p>41.18</text:p>
          </table:table-cell>
          <table:table-cell office:value-type="string">
            <text:p>(&gt;A3o,44,J6s)</text:p>
          </table:table-cell>
          <table:table-cell office:value-type="string">
            <text:p>44+,A2s+,A3o+,K2s+,Q4s+,K7o+,J6s+,Q8o+,T7s+,J8o+,97s+,T8o+,87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.0814479638009">
            <text:p>42.08</text:p>
          </table:table-cell>
          <table:table-cell office:value-type="string">
            <text:p>(&gt;A3o,44,K6o)</text:p>
          </table:table-cell>
          <table:table-cell office:value-type="string">
            <text:p>44+,A2s+,A3o+,K2s+,Q4s+,K6o+,J6s+,Q8o+,T7s+,J8o+,97s+,T8o+,87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.9864253393665">
            <text:p>42.99</text:p>
          </table:table-cell>
          <table:table-cell office:value-type="string">
            <text:p>(&gt;A2o,44,K6o)</text:p>
          </table:table-cell>
          <table:table-cell office:value-type="string">
            <text:p>44+,A2+,K2s+,Q4s+,K6o+,J6s+,Q8o+,T7s+,J8o+,97s+,T8o+,87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4.1930618401207">
            <text:p>44.19</text:p>
          </table:table-cell>
          <table:table-cell office:value-type="string">
            <text:p>(&gt;K6o,44,98o)</text:p>
          </table:table-cell>
          <table:table-cell office:value-type="string">
            <text:p>44+,A2+,K2s+,Q4s+,K6o+,J6s+,Q8o+,T6s+,J8o+,97s+,T8o+,87s,98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5.0980392156863">
            <text:p>45.1</text:p>
          </table:table-cell>
          <table:table-cell office:value-type="string">
            <text:p>(&gt;K6o,44,86s)</text:p>
          </table:table-cell>
          <table:table-cell office:value-type="string">
            <text:p>44+,A2+,K2s+,Q4s+,K6o+,J6s+,Q8o+,T6s+,J8o+,96s+,T8o+,86s+,98o,76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.606334841629">
            <text:p>46.61</text:p>
          </table:table-cell>
          <table:table-cell office:value-type="string">
            <text:p>(&gt;K5o,44,J5s)</text:p>
          </table:table-cell>
          <table:table-cell office:value-type="string">
            <text:p>44+,A2+,K2s+,Q3s+,K5o+,J5s+,Q8o+,T6s+,J8o+,96s+,T8o+,86s+,98o,76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.5113122171946">
            <text:p>47.51</text:p>
          </table:table-cell>
          <table:table-cell office:value-type="string">
            <text:p>(&gt;K5o,44,Q7o)</text:p>
          </table:table-cell>
          <table:table-cell office:value-type="string">
            <text:p>44+,A2+,K2s+,Q3s+,K5o+,J5s+,Q7o+,T6s+,J8o+,96s+,T8o+,86s+,98o,76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.1146304675716">
            <text:p>48.11</text:p>
          </table:table-cell>
          <table:table-cell office:value-type="string">
            <text:p>(&gt;K5o,44,J4s)</text:p>
          </table:table-cell>
          <table:table-cell office:value-type="string">
            <text:p>44+,A2+,K2s+,Q2s+,K5o+,J4s+,Q7o+,T6s+,J8o+,96s+,T8o+,86s+,98o,76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.868778280543">
            <text:p>48.87</text:p>
          </table:table-cell>
          <table:table-cell office:value-type="string">
            <text:p>(&gt;K5o,33,65s)</text:p>
          </table:table-cell>
          <table:table-cell office:value-type="string">
            <text:p>33+,A2+,K2s+,Q2s+,K5o+,J4s+,Q7o+,T6s+,J8o+,96s+,T8o+,86s+,98o,76s,65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6787330316742">
            <text:p>50.68</text:p>
          </table:table-cell>
          <table:table-cell office:value-type="string">
            <text:p>(&gt;K5o,33,T7o)</text:p>
          </table:table-cell>
          <table:table-cell office:value-type="string">
            <text:p>33+,A2+,K2s+,Q2s+,K5o+,J4s+,Q7o+,T6s+,J7o+,96s+,T7o+,86s+,98o,76s,65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1.5837104072398">
            <text:p>51.58</text:p>
          </table:table-cell>
          <table:table-cell office:value-type="string">
            <text:p>(&gt;K4o,33,T7o)</text:p>
          </table:table-cell>
          <table:table-cell office:value-type="string">
            <text:p>33+,A2+,K2s+,Q2s+,K4o+,J4s+,Q7o+,T6s+,J7o+,96s+,T7o+,86s+,98o,76s,65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2.1870286576169">
            <text:p>52.19</text:p>
          </table:table-cell>
          <table:table-cell office:value-type="string">
            <text:p>(&gt;K4o,33,T5s)</text:p>
          </table:table-cell>
          <table:table-cell office:value-type="string">
            <text:p>33+,A2+,K2s+,Q2s+,K4o+,J4s+,Q7o+,T5s+,J7o+,96s+,T7o+,86s+,98o,75s+,65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3.0920060331825">
            <text:p>53.09</text:p>
          </table:table-cell>
          <table:table-cell office:value-type="string">
            <text:p>(&gt;K4o,33,Q6o)</text:p>
          </table:table-cell>
          <table:table-cell office:value-type="string">
            <text:p>33+,A2+,K2s+,Q2s+,K4o+,J4s+,Q6o+,T5s+,J7o+,96s+,T7o+,86s+,98o,75s+,65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.6953242835596">
            <text:p>53.7</text:p>
          </table:table-cell>
          <table:table-cell office:value-type="string">
            <text:p>(&gt;K4o,33,95s)</text:p>
          </table:table-cell>
          <table:table-cell office:value-type="string">
            <text:p>33+,A2+,K2s+,Q2s+,K4o+,J3s+,Q6o+,T5s+,J7o+,95s+,T7o+,86s+,98o,75s+,65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.9019607843137">
            <text:p>54.9</text:p>
          </table:table-cell>
          <table:table-cell office:value-type="string">
            <text:p>(&gt;K4o,33,85s)</text:p>
          </table:table-cell>
          <table:table-cell office:value-type="string">
            <text:p>33+,A2+,K2s+,Q2s+,K4o+,J3s+,Q6o+,T5s+,J7o+,95s+,T7o+,85s+,98o,75s+,65s,87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.1085972850679">
            <text:p>56.11</text:p>
          </table:table-cell>
          <table:table-cell office:value-type="string">
            <text:p>(&gt;K4o,33,T4s)</text:p>
          </table:table-cell>
          <table:table-cell office:value-type="string">
            <text:p>33+,A2+,K2s+,Q2s+,K4o+,J3s+,Q6o+,T4s+,J7o+,95s+,T7o+,85s+,97o+,75s+,65s,87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7.0135746606335">
            <text:p>57.01</text:p>
          </table:table-cell>
          <table:table-cell office:value-type="string">
            <text:p>(&gt;K3o,33,T4s)</text:p>
          </table:table-cell>
          <table:table-cell office:value-type="string">
            <text:p>33+,A2+,K2s+,Q2s+,K3o+,J3s+,Q6o+,T4s+,J7o+,95s+,T7o+,85s+,97o+,75s+,65s,87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8.5218702865762">
            <text:p>58.52</text:p>
          </table:table-cell>
          <table:table-cell office:value-type="string">
            <text:p>(&gt;K3o,33,Q5o)</text:p>
          </table:table-cell>
          <table:table-cell office:value-type="string">
            <text:p>33+,A2+,K2s+,Q2s+,K3o+,J2s+,Q5o+,T4s+,J7o+,95s+,T7o+,85s+,97o+,75s+,65s,87o,54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.1251885369532">
            <text:p>59.13</text:p>
          </table:table-cell>
          <table:table-cell office:value-type="string">
            <text:p>(&gt;K3o,33,64s)</text:p>
          </table:table-cell>
          <table:table-cell office:value-type="string">
            <text:p>33+,A2+,K2s+,Q2s+,K3o+,J2s+,Q5o+,T3s+,J7o+,95s+,T7o+,85s+,97o+,75s+,64s+,87o,54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.4826546003017">
            <text:p>60.48</text:p>
          </table:table-cell>
          <table:table-cell office:value-type="string">
            <text:p>(&gt;K2o,22,64s)</text:p>
          </table:table-cell>
          <table:table-cell office:value-type="string">
            <text:p>22+,A2+,K2+,Q2s+,J2s+,Q5o+,T3s+,J7o+,95s+,T7o+,85s+,97o+,75s+,64s+,87o,54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.7843137254902">
            <text:p>60.78</text:p>
          </table:table-cell>
          <table:table-cell office:value-type="string">
            <text:p>(&gt;Q5o,22,74s)</text:p>
          </table:table-cell>
          <table:table-cell office:value-type="string">
            <text:p>22+,A2+,K2+,Q2s+,J2s+,Q5o+,T3s+,J7o+,95s+,T7o+,85s+,97o+,74s+,64s+,87o,54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.9909502262443">
            <text:p>61.99</text:p>
          </table:table-cell>
          <table:table-cell office:value-type="string">
            <text:p>(&gt;Q5o,22,T2s)</text:p>
          </table:table-cell>
          <table:table-cell office:value-type="string">
            <text:p>22+,A2+,K2+,Q2s+,J2s+,Q5o+,T2s+,J7o+,95s+,T7o+,85s+,97o+,74s+,64s+,87o,54s,76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.89592760181">
            <text:p>62.9</text:p>
          </table:table-cell>
          <table:table-cell office:value-type="string">
            <text:p>(&gt;Q4o,22,T2s)</text:p>
          </table:table-cell>
          <table:table-cell office:value-type="string">
            <text:p>22+,A2+,K2+,Q2s+,J2s+,Q4o+,T2s+,J7o+,95s+,T7o+,85s+,97o+,74s+,64s+,87o,54s,76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.1025641025641">
            <text:p>64.1</text:p>
          </table:table-cell>
          <table:table-cell office:value-type="string">
            <text:p>(&gt;Q4o,22,94s)</text:p>
          </table:table-cell>
          <table:table-cell office:value-type="string">
            <text:p>22+,A2+,K2+,Q2s+,J2s+,Q4o+,T2s+,J6o+,94s+,T7o+,85s+,97o+,74s+,64s+,87o,54s,76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.3092006033183">
            <text:p>65.31</text:p>
          </table:table-cell>
          <table:table-cell office:value-type="string">
            <text:p>(&gt;Q4o,22,86o)</text:p>
          </table:table-cell>
          <table:table-cell office:value-type="string">
            <text:p>22+,A2+,K2+,Q2s+,J2s+,Q4o+,T2s+,J6o+,94s+,T7o+,84s+,97o+,74s+,64s+,86o+,54s,76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6.2141779788839">
            <text:p>66.21</text:p>
          </table:table-cell>
          <table:table-cell office:value-type="string">
            <text:p>(&gt;Q4o,22,T6o)</text:p>
          </table:table-cell>
          <table:table-cell office:value-type="string">
            <text:p>22+,A2+,K2+,Q2s+,J2s+,Q4o+,T2s+,J6o+,94s+,T6o+,84s+,97o+,74s+,64s+,86o+,54s,76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7.1191553544495">
            <text:p>67.12</text:p>
          </table:table-cell>
          <table:table-cell office:value-type="string">
            <text:p>(&gt;Q4o,22,960)</text:p>
          </table:table-cell>
          <table:table-cell office:value-type="string">
            <text:p>22+,A2+,K2+,Q2s+,J2s+,Q4o+,T2s+,J6o+,94s+,T6o+,84s+,96o+,74s+,64s+,86o+,54s,76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.7224736048265">
            <text:p>67.72</text:p>
          </table:table-cell>
          <table:table-cell office:value-type="string">
            <text:p>(&gt;Q4o,22,53s)</text:p>
          </table:table-cell>
          <table:table-cell office:value-type="string">
            <text:p>22+,A2+,K2+,Q2s+,J2s+,Q4o+,T2s+,J6o+,93s+,T6o+,84s+,96o+,74s+,64s+,86o+,53s+,76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.6274509803922">
            <text:p>68.63</text:p>
          </table:table-cell>
          <table:table-cell office:value-type="string">
            <text:p>(&gt;Q3o,22,53s)</text:p>
          </table:table-cell>
          <table:table-cell office:value-type="string">
            <text:p>22+,A2+,K2+,Q2s+,J2s+,Q3o+,T2s+,J6o+,93s+,T6o+,84s+,96o+,74s+,64s+,86o+,53s+,76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.1357466063348">
            <text:p>70.14</text:p>
          </table:table-cell>
          <table:table-cell office:value-type="string">
            <text:p>(&gt;Q3o,22,43s)</text:p>
          </table:table-cell>
          <table:table-cell office:value-type="string">
            <text:p>22+,A2+,K2+,Q2s+,J2s+,Q3o+,T2s+,J5o+,93s+,T6o+,84s+,96o+,74s+,63s+,86o+,53s+,76o,43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.7390648567119">
            <text:p>70.74</text:p>
          </table:table-cell>
          <table:table-cell office:value-type="string">
            <text:p>(&gt;Q3o,22,73s)</text:p>
          </table:table-cell>
          <table:table-cell office:value-type="string">
            <text:p>22+,A2+,K2+,Q2s+,J2s+,Q3o+,T2s+,J5o+,92s+,T6o+,84s+,96o+,73s+,63s+,86o+,53s+,76o,43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.6440422322775">
            <text:p>71.64</text:p>
          </table:table-cell>
          <table:table-cell office:value-type="string">
            <text:p>(&gt;Q3o,22,65o)</text:p>
          </table:table-cell>
          <table:table-cell office:value-type="string">
            <text:p>22+,A2+,K2+,Q2s+,J2s+,Q3o+,T2s+,J5o+,92s+,T6o+,84s+,96o+,73s+,63s+,86o+,53s+,76o,43s,65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.5490196078431">
            <text:p>72.55</text:p>
          </table:table-cell>
          <table:table-cell office:value-type="string">
            <text:p>(&gt;Q2o,22,65o)</text:p>
          </table:table-cell>
          <table:table-cell office:value-type="string">
            <text:p>22+,A2+,K2+,Q2+,J2s+,T2s+,J5o+,92s+,T6o+,84s+,96o+,73s+,63s+,86o+,53s+,76o,43s,65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.7556561085973">
            <text:p>73.76</text:p>
          </table:table-cell>
          <table:table-cell office:value-type="string">
            <text:p>(&gt;J4o,22,83s)</text:p>
          </table:table-cell>
          <table:table-cell office:value-type="string">
            <text:p>22+,A2+,K2+,Q2+,J2s+,T2s+,J4o+,92s+,T6o+,83s+,96o+,73s+,63s+,86o+,53s+,76o,43s,65o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.9622926093514">
            <text:p>74.96</text:p>
          </table:table-cell>
          <table:table-cell office:value-type="string">
            <text:p>(&gt;J4o,22,52s)</text:p>
          </table:table-cell>
          <table:table-cell office:value-type="string">
            <text:p>22+,A2+,K2+,Q2+,J2s+,T2s+,J4o+,92s+,T6o+,83s+,96o+,73s+,63s+,86o+,52s+,75o+,43s,65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6.1689291101056">
            <text:p>76.17</text:p>
          </table:table-cell>
          <table:table-cell office:value-type="string">
            <text:p>(&gt;J4o,22,82s)</text:p>
          </table:table-cell>
          <table:table-cell office:value-type="string">
            <text:p>22+,A2+,K2+,Q2+,J2s+,T2s+,J4o+,92s+,T6o+,82s+,96o+,73s+,63s+,85o+,52s+,75o+,43s,65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7.0739064856712">
            <text:p>77.07</text:p>
          </table:table-cell>
          <table:table-cell office:value-type="string">
            <text:p>(&gt;J4o,22,T5o)</text:p>
          </table:table-cell>
          <table:table-cell office:value-type="string">
            <text:p>22+,A2+,K2+,Q2+,J2s+,T2s+,J4o+,92s+,T5o+,82s+,96o+,73s+,63s+,85o+,52s+,75o+,43s,65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.9788838612368">
            <text:p>77.98</text:p>
          </table:table-cell>
          <table:table-cell office:value-type="string">
            <text:p>(&gt;J4o,22,95o)</text:p>
          </table:table-cell>
          <table:table-cell office:value-type="string">
            <text:p>22+,A2+,K2+,Q2+,J2s+,T2s+,J4o+,92s+,T5o+,82s+,95o+,73s+,63s+,85o+,52s+,75o+,43s,65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.8838612368024">
            <text:p>78.88</text:p>
          </table:table-cell>
          <table:table-cell office:value-type="string">
            <text:p>(&gt;J3o,22,95o)</text:p>
          </table:table-cell>
          <table:table-cell office:value-type="string">
            <text:p>22+,A2+,K2+,Q2+,J2s+,T2s+,J3o+,92s+,T5o+,82s+,95o+,73s+,63s+,85o+,52s+,75o+,43s,65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.0904977375566">
            <text:p>80.09</text:p>
          </table:table-cell>
          <table:table-cell office:value-type="string">
            <text:p>(&gt;J3o,22,54o)</text:p>
          </table:table-cell>
          <table:table-cell office:value-type="string">
            <text:p>22+,A2+,K2+,Q2+,J2s+,T2s+,J3o+,92s+,T5o+,82s+,95o+,73s+,62s+,85o+,52s+,75o+,43s,65o,54o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.2971342383107">
            <text:p>81.3</text:p>
          </table:table-cell>
          <table:table-cell office:value-type="string">
            <text:p>(&gt;J3o,22,T4o)</text:p>
          </table:table-cell>
          <table:table-cell office:value-type="string">
            <text:p>22+,A2+,K2+,Q2+,J2s+,T2s+,J3o+,92s+,T4o+,82s+,95o+,73s+,62s+,85o+,52s+,75o+,42s+,65o,54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2021116138763">
            <text:p>82.2</text:p>
          </table:table-cell>
          <table:table-cell office:value-type="string">
            <text:p>(&gt;J2o,22,T4o)</text:p>
          </table:table-cell>
          <table:table-cell office:value-type="string">
            <text:p>22+,A2+,K2+,Q2+,J2+,T2s+,92s+,T4o+,82s+,95o+,73s+,62s+,85o+,52s+,75o+,42s+,65o,54o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3.4087481146305">
            <text:p>83.41</text:p>
          </table:table-cell>
          <table:table-cell office:value-type="string">
            <text:p>(&gt;T4o,22,64o)</text:p>
          </table:table-cell>
          <table:table-cell office:value-type="string">
            <text:p>22+,A2+,K2+,Q2+,J2+,T2s+,92s+,T4o+,82s+,95o+,72s+,62s+,85o+,52s+,75o+,42s+,64o+,54o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4.3137254901961">
            <text:p>84.31</text:p>
          </table:table-cell>
          <table:table-cell office:value-type="string">
            <text:p>(&gt;T3o,22,64o)</text:p>
          </table:table-cell>
          <table:table-cell office:value-type="string">
            <text:p>22+,A2+,K2+,Q2+,J2+,T2s+,92s+,T3o+,82s+,95o+,72s+,62s+,85o+,52s+,75o+,42s+,64o+,54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5.5203619909502">
            <text:p>85.52</text:p>
          </table:table-cell>
          <table:table-cell office:value-type="string">
            <text:p>(&gt;T3o,22,74o)</text:p>
          </table:table-cell>
          <table:table-cell office:value-type="string">
            <text:p>22+,A2+,K2+,Q2+,J2+,T2s+,92s+,T3o+,82s+,95o+,72s+,62s+,85o+,52s+,74o+,42s+,64o+,54o,32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6.4253393665159">
            <text:p>86.43</text:p>
          </table:table-cell>
          <table:table-cell office:value-type="string">
            <text:p>(&gt;T3o,22,84o)</text:p>
          </table:table-cell>
          <table:table-cell office:value-type="string">
            <text:p>22+,A2+,K2+,Q2+,J2+,T2s+,92s+,T3o+,82s+,95o+,72s+,62s+,84o+,52s+,74o+,42s+,64o+,54o,32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7.3303167420815">
            <text:p>87.33</text:p>
          </table:table-cell>
          <table:table-cell office:value-type="string">
            <text:p>(&gt;T2o,22,84o)</text:p>
          </table:table-cell>
          <table:table-cell office:value-type="string">
            <text:p>22+,A2+,K2+,Q2+,J2+,T2+,92s+,82s+,95o+,72s+,62s+,84o+,52s+,74o+,42s+,64o+,54o,32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8.2352941176471">
            <text:p>88.24</text:p>
          </table:table-cell>
          <table:table-cell office:value-type="string">
            <text:p>(&gt;94o,22,84o)</text:p>
          </table:table-cell>
          <table:table-cell office:value-type="string">
            <text:p>22+,A2+,K2+,Q2+,J2+,T2+,92s+,82s+,94o+,72s+,62s+,84o+,52s+,74o+,42s+,64o+,54o,32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9.1402714932127">
            <text:p>89.14</text:p>
          </table:table-cell>
          <table:table-cell office:value-type="string">
            <text:p>(&gt;94o,22,53o)</text:p>
          </table:table-cell>
          <table:table-cell office:value-type="string">
            <text:p>22+,A2+,K2+,Q2+,J2+,T2+,92s+,82s+,94o+,72s+,62s+,84o+,52s+,74o+,42s+,64o+,53o+,32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452488687783">
            <text:p>90.05</text:p>
          </table:table-cell>
          <table:table-cell office:value-type="string">
            <text:p>(&gt;93o,22,53o)</text:p>
          </table:table-cell>
          <table:table-cell office:value-type="string">
            <text:p>22+,A2+,K2+,Q2+,J2+,T2+,92s+,82s+,93o+,72s+,62s+,84o+,52s+,74o+,42s+,64o+,53o+,32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.9502262443439">
            <text:p>90.95</text:p>
          </table:table-cell>
          <table:table-cell office:value-type="string">
            <text:p>(&gt;93o,22,63o)</text:p>
          </table:table-cell>
          <table:table-cell office:value-type="string">
            <text:p>22+,A2+,K2+,Q2+,J2+,T2+,92s+,82s+,93o+,72s+,62s+,84o+,52s+,74o+,42s+,63o+,53o+,32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.8552036199095">
            <text:p>91.86</text:p>
          </table:table-cell>
          <table:table-cell office:value-type="string">
            <text:p>(&gt;93o,22,43o)</text:p>
          </table:table-cell>
          <table:table-cell office:value-type="string">
            <text:p>22+,A2+,K2+,Q2+,J2+,T2+,92s+,82s+,93o+,72s+,62s+,84o+,52s+,74o+,42s+,63o+,53o+,32s,43o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.7601809954751">
            <text:p>92.76</text:p>
          </table:table-cell>
          <table:table-cell office:value-type="string">
            <text:p>(&gt;92o,22,43o)</text:p>
          </table:table-cell>
          <table:table-cell office:value-type="string">
            <text:p>22+,A2+,K2+,Q2+,J2+,T2+,92+,82s+,72s+,62s+,84o+,52s+,74o+,42s+,63o+,53o+,32s,43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.6651583710407">
            <text:p>93.67</text:p>
          </table:table-cell>
          <table:table-cell office:value-type="string">
            <text:p>(&gt;84o,22,73o)</text:p>
          </table:table-cell>
          <table:table-cell office:value-type="string">
            <text:p>22+,A2+,K2+,Q2+,J2+,T2+,92+,82s+,72s+,62s+,84o+,52s+,73o+,42s+,63o+,53o+,32s,43o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.5701357466063">
            <text:p>94.57</text:p>
          </table:table-cell>
          <table:table-cell office:value-type="string">
            <text:p>(&gt;83o,22,73o)</text:p>
          </table:table-cell>
          <table:table-cell office:value-type="string">
            <text:p>22+,A2+,K2+,Q2+,J2+,T2+,92+,82s+,72s+,62s+,83o+,52s+,73o+,42s+,63o+,53o+,32s,43o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6.3800904977376">
            <text:p>96.38</text:p>
          </table:table-cell>
          <table:table-cell office:value-type="string">
            <text:p>(&gt;82o,22,52o)</text:p>
          </table:table-cell>
          <table:table-cell office:value-type="string">
            <text:p>22+,A2+,K2+,Q2+,J2+,T2+,92+,82+,72+,62s+,52s+,42s+,63o+,53o+,32s,43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7.2850678733032">
            <text:p>97.29</text:p>
          </table:table-cell>
          <table:table-cell office:value-type="string">
            <text:p>(&gt;73o,22,42o)</text:p>
          </table:table-cell>
          <table:table-cell office:value-type="string">
            <text:p>22+,A2+,K2+,Q2+,J2+,T2+,92+,82+,72+,62+,52s+,42s+,53o+,32s,43o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8.1900452488688">
            <text:p>98.19</text:p>
          </table:table-cell>
          <table:table-cell office:value-type="string">
            <text:p>(&gt;73o,22,62o)</text:p>
          </table:table-cell>
          <table:table-cell office:value-type="string">
            <text:p>22+,A2+,K2+,Q2+,J2+,T2+,92+,82+,72+,62+,52+,42s+,32s,43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.0950226244344">
            <text:p>99.1</text:p>
          </table:table-cell>
          <table:table-cell office:value-type="string">
            <text:p>(&gt;72o,22,62o)</text:p>
          </table:table-cell>
          <table:table-cell office:value-type="string">
            <text:p>22+,A2+,K2+,Q2+,J2+,T2+,92+,82+,72+,62+,52+,42+,32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(All)</text:p>
          </table:table-cell>
          <table:table-cell office:value-type="string">
            <text:p>22+,A2+,K2+,Q2+,J2+,T2+,92+,82+,72+,62+,52+,42+,32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67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Sheet3.A1:Sheet3.D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22P0" style:volatile="true" number:language="en" number:country="AU">
      <number:number number:decimal-places="0" number:min-integer-digits="1" number:grouping="true"/>
      <number:text> </number:text>
    </number:number-style>
    <number:number-style style:name="N5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2P2" style:volatile="true" number:language="en" number:country="AU">
      <number:text> - </number:text>
    </number:number-style>
    <number:text-style style:name="N5122" number:language="en" number:country="AU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6P2" style:volatile="true" number:language="en" number:country="AU">
      <number:currency-symbol/>
      <number:text>- </number:text>
    </number:currency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n" number:country="AU">
      <number:number number:decimal-places="2" number:min-integer-digits="1" number:grouping="true"/>
      <number:text> </number:text>
    </number:number-style>
    <number:number-style style:name="N5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AU">
      <number:minutes number:style="long"/>
      <number:text>:</number:text>
      <number:seconds number:style="long"/>
    </number:time-style>
    <number:time-style style:name="N5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AU">
      <number:minutes number:style="long"/>
      <number:text>:</number:text>
      <number:seconds number:style="long" number:decimal-places="1"/>
    </number:time-style>
    <number:number-style style:name="N5138" number:language="en" number:country="A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22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Blackwell</meta:initial-creator>
    <meta:creation-date>2010-01-17T14:01:12</meta:creation-date>
    <dc:date>2010-06-29T22:19:39</dc:date>
    <dc:creator>Mark Blackwell</dc:creator>
    <meta:editing-duration>PT01H16M29S</meta:editing-duration>
    <meta:editing-cycles>16</meta:editing-cycles>
    <meta:generator>OpenOffice.org/3.1$Unix OpenOffice.org_project/310m11$Build-9399</meta:generator>
    <meta:document-statistic meta:table-count="3" meta:cell-count="1723" meta:object-count="0"/>
  </office:meta>
</office:document-meta>
</file>